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5.667cm" style:rel-column-width="21845*"/>
    </style:style>
    <style:style style:name="표1.A1" style:family="table-cell">
      <style:table-cell-properties fo:padding="0.097cm" fo:border-left="0.05pt solid #000000" fo:border-right="none" fo:border-top="0.05pt solid #000000" fo:border-bottom="0.05pt solid #000000"/>
    </style:style>
    <style:style style:name="표1.C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a3eb" officeooo:paragraph-rsid="00d3a3eb" style:font-weight-asian="bold" style:font-weight-complex="bold"/>
    </style:style>
    <style:style style:name="P35" style:family="paragraph" style:parent-style-name="Standard">
      <style:text-properties officeooo:rsid="0016483d" officeooo:paragraph-rsid="0016483d"/>
    </style:style>
    <style:style style:name="P36" style:family="paragraph" style:parent-style-name="Standard">
      <style:text-properties officeooo:rsid="0019de0a" officeooo:paragraph-rsid="0019de0a"/>
    </style:style>
    <style:style style:name="P37" style:family="paragraph" style:parent-style-name="Standard">
      <style:text-properties officeooo:rsid="001c4bac" officeooo:paragraph-rsid="001c4bac"/>
    </style:style>
    <style:style style:name="P38" style:family="paragraph" style:parent-style-name="Standard">
      <style:text-properties officeooo:rsid="001c4bac" officeooo:paragraph-rsid="00217a1f"/>
    </style:style>
    <style:style style:name="P39" style:family="paragraph" style:parent-style-name="Standard">
      <style:text-properties officeooo:rsid="001d76da" officeooo:paragraph-rsid="001d76da"/>
    </style:style>
    <style:style style:name="P40" style:family="paragraph" style:parent-style-name="Standard">
      <style:text-properties officeooo:rsid="001ee0d3" officeooo:paragraph-rsid="001ee0d3"/>
    </style:style>
    <style:style style:name="P41" style:family="paragraph" style:parent-style-name="Standard">
      <style:text-properties officeooo:rsid="001f68cc" officeooo:paragraph-rsid="001f68cc"/>
    </style:style>
    <style:style style:name="P42" style:family="paragraph" style:parent-style-name="Standard">
      <style:text-properties officeooo:rsid="001a8616" officeooo:paragraph-rsid="0021718a"/>
    </style:style>
    <style:style style:name="P43" style:family="paragraph" style:parent-style-name="Standard">
      <style:text-properties officeooo:rsid="00217a1f" officeooo:paragraph-rsid="00217a1f"/>
    </style:style>
    <style:style style:name="P44" style:family="paragraph" style:parent-style-name="Standard">
      <style:text-properties officeooo:rsid="0025f455" officeooo:paragraph-rsid="0026750a"/>
    </style:style>
    <style:style style:name="P45" style:family="paragraph" style:parent-style-name="Standard">
      <style:text-properties officeooo:rsid="0025f455" officeooo:paragraph-rsid="001c4bac"/>
    </style:style>
    <style:style style:name="P46"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7" style:family="paragraph" style:parent-style-name="Standard">
      <style:text-properties officeooo:rsid="00259dad" officeooo:paragraph-rsid="00327991"/>
    </style:style>
    <style:style style:name="P48" style:family="paragraph" style:parent-style-name="Standard">
      <style:text-properties officeooo:rsid="00327991" officeooo:paragraph-rsid="00327991"/>
    </style:style>
    <style:style style:name="P49" style:family="paragraph" style:parent-style-name="Standard">
      <style:text-properties style:text-line-through-style="solid" style:text-line-through-type="single" officeooo:rsid="0025f455" officeooo:paragraph-rsid="0026750a"/>
    </style:style>
    <style:style style:name="P50" style:family="paragraph" style:parent-style-name="Standard">
      <style:text-properties style:text-line-through-style="solid" style:text-line-through-type="single" officeooo:rsid="00c573c9" officeooo:paragraph-rsid="00c573c9"/>
    </style:style>
    <style:style style:name="P51" style:family="paragraph" style:parent-style-name="Standard">
      <style:text-properties officeooo:rsid="0034798c" officeooo:paragraph-rsid="0034798c"/>
    </style:style>
    <style:style style:name="P52" style:family="paragraph" style:parent-style-name="Standard">
      <style:text-properties officeooo:rsid="0034dfd0" officeooo:paragraph-rsid="0034dfd0"/>
    </style:style>
    <style:style style:name="P53" style:family="paragraph" style:parent-style-name="Standard">
      <style:text-properties officeooo:rsid="00379e9f" officeooo:paragraph-rsid="00379e9f"/>
    </style:style>
    <style:style style:name="P54" style:family="paragraph" style:parent-style-name="Standard">
      <style:text-properties officeooo:rsid="00379e9f" officeooo:paragraph-rsid="00398082"/>
    </style:style>
    <style:style style:name="P55" style:family="paragraph" style:parent-style-name="Standard">
      <style:text-properties officeooo:rsid="0039bf20" officeooo:paragraph-rsid="0039bf20"/>
    </style:style>
    <style:style style:name="P56" style:family="paragraph" style:parent-style-name="Standard">
      <style:text-properties officeooo:rsid="003be1bf" officeooo:paragraph-rsid="003be1bf"/>
    </style:style>
    <style:style style:name="P57" style:family="paragraph" style:parent-style-name="Standard">
      <style:text-properties officeooo:rsid="002aed63" officeooo:paragraph-rsid="005011ee"/>
    </style:style>
    <style:style style:name="P58" style:family="paragraph" style:parent-style-name="Standard">
      <style:text-properties officeooo:rsid="001e0869" officeooo:paragraph-rsid="005011ee"/>
    </style:style>
    <style:style style:name="P59" style:family="paragraph" style:parent-style-name="Standard">
      <style:text-properties officeooo:paragraph-rsid="005011ee"/>
    </style:style>
    <style:style style:name="P60" style:family="paragraph" style:parent-style-name="Standard">
      <style:text-properties officeooo:rsid="00512b8a" officeooo:paragraph-rsid="00512b8a"/>
    </style:style>
    <style:style style:name="P61" style:family="paragraph" style:parent-style-name="Standard">
      <style:text-properties fo:font-weight="normal" officeooo:rsid="00556289" officeooo:paragraph-rsid="00556289" style:font-weight-asian="normal" style:font-weight-complex="normal"/>
    </style:style>
    <style:style style:name="P62" style:family="paragraph" style:parent-style-name="Standard">
      <style:text-properties officeooo:rsid="005758b2" officeooo:paragraph-rsid="005758b2"/>
    </style:style>
    <style:style style:name="P63" style:family="paragraph" style:parent-style-name="Standard">
      <style:text-properties officeooo:rsid="005bae40" officeooo:paragraph-rsid="005bae40"/>
    </style:style>
    <style:style style:name="P64" style:family="paragraph" style:parent-style-name="Standard">
      <style:text-properties officeooo:paragraph-rsid="005fad0a"/>
    </style:style>
    <style:style style:name="P65" style:family="paragraph" style:parent-style-name="Standard">
      <style:text-properties officeooo:rsid="006a5078" officeooo:paragraph-rsid="006a5078"/>
    </style:style>
    <style:style style:name="P66" style:family="paragraph" style:parent-style-name="Standard">
      <style:text-properties officeooo:rsid="005a17c8" officeooo:paragraph-rsid="005bae40"/>
    </style:style>
    <style:style style:name="P67" style:family="paragraph" style:parent-style-name="Standard">
      <style:text-properties officeooo:rsid="005d86d0" officeooo:paragraph-rsid="006a5078"/>
    </style:style>
    <style:style style:name="P68" style:family="paragraph" style:parent-style-name="Standard">
      <style:text-properties officeooo:rsid="007004f0" officeooo:paragraph-rsid="007004f0"/>
    </style:style>
    <style:style style:name="P69" style:family="paragraph" style:parent-style-name="Standard">
      <style:text-properties officeooo:rsid="00143786" officeooo:paragraph-rsid="00765e65"/>
    </style:style>
    <style:style style:name="P70" style:family="paragraph" style:parent-style-name="Standard">
      <style:text-properties officeooo:rsid="0077ca79" officeooo:paragraph-rsid="0077ca79"/>
    </style:style>
    <style:style style:name="P71" style:family="paragraph" style:parent-style-name="Standard">
      <style:text-properties officeooo:rsid="0079b577" officeooo:paragraph-rsid="0079b577"/>
    </style:style>
    <style:style style:name="P72" style:family="paragraph" style:parent-style-name="Standard">
      <style:text-properties officeooo:rsid="0079dab1" officeooo:paragraph-rsid="0079dab1"/>
    </style:style>
    <style:style style:name="P73" style:family="paragraph" style:parent-style-name="Standard">
      <style:text-properties officeooo:rsid="0080409e" officeooo:paragraph-rsid="0080409e"/>
    </style:style>
    <style:style style:name="P74" style:family="paragraph" style:parent-style-name="Standard">
      <style:text-properties officeooo:rsid="0080409e" officeooo:paragraph-rsid="008336a4"/>
    </style:style>
    <style:style style:name="P75" style:family="paragraph" style:parent-style-name="Standard">
      <style:text-properties officeooo:rsid="008336a4" officeooo:paragraph-rsid="008336a4"/>
    </style:style>
    <style:style style:name="P76" style:family="paragraph" style:parent-style-name="Standard">
      <style:text-properties officeooo:rsid="008336a4" officeooo:paragraph-rsid="009b04e5"/>
    </style:style>
    <style:style style:name="P77" style:family="paragraph" style:parent-style-name="Standard">
      <style:text-properties officeooo:rsid="009820cc" officeooo:paragraph-rsid="009820cc"/>
    </style:style>
    <style:style style:name="P78" style:family="paragraph" style:parent-style-name="Standard">
      <style:text-properties officeooo:rsid="009ecfd2" officeooo:paragraph-rsid="009ecfd2"/>
    </style:style>
    <style:style style:name="P79" style:family="paragraph" style:parent-style-name="Standard">
      <style:text-properties officeooo:rsid="009e7022" officeooo:paragraph-rsid="009e7022"/>
    </style:style>
    <style:style style:name="P80" style:family="paragraph" style:parent-style-name="Standard">
      <style:text-properties officeooo:rsid="00a35135" officeooo:paragraph-rsid="00a35135"/>
    </style:style>
    <style:style style:name="P81" style:family="paragraph" style:parent-style-name="Standard">
      <style:text-properties officeooo:rsid="00a35135" officeooo:paragraph-rsid="00a38c6b"/>
    </style:style>
    <style:style style:name="P82" style:family="paragraph" style:parent-style-name="Standard">
      <style:text-properties officeooo:rsid="00a38c6b" officeooo:paragraph-rsid="00a38c6b"/>
    </style:style>
    <style:style style:name="P83" style:family="paragraph" style:parent-style-name="Standard">
      <style:text-properties officeooo:rsid="00a76be7" officeooo:paragraph-rsid="00a76be7"/>
    </style:style>
    <style:style style:name="P84" style:family="paragraph" style:parent-style-name="Standard">
      <style:text-properties officeooo:rsid="00aa8fbd" officeooo:paragraph-rsid="00aa8fbd"/>
    </style:style>
    <style:style style:name="P85" style:family="paragraph" style:parent-style-name="Standard">
      <style:text-properties officeooo:rsid="00ad094e" officeooo:paragraph-rsid="00ad094e"/>
    </style:style>
    <style:style style:name="P86" style:family="paragraph" style:parent-style-name="Standard">
      <style:text-properties officeooo:rsid="00b26b8b" officeooo:paragraph-rsid="00b26b8b"/>
    </style:style>
    <style:style style:name="P87" style:family="paragraph" style:parent-style-name="Standard">
      <style:text-properties officeooo:rsid="00b45b96" officeooo:paragraph-rsid="00b45b96"/>
    </style:style>
    <style:style style:name="P88" style:family="paragraph" style:parent-style-name="Standard">
      <style:text-properties officeooo:rsid="00b6cec8" officeooo:paragraph-rsid="00b6cec8"/>
    </style:style>
    <style:style style:name="P89" style:family="paragraph" style:parent-style-name="Standard">
      <style:text-properties officeooo:rsid="00b7d5fe" officeooo:paragraph-rsid="00b7d5fe"/>
    </style:style>
    <style:style style:name="P90" style:family="paragraph" style:parent-style-name="Standard">
      <style:text-properties officeooo:rsid="00b837c4" officeooo:paragraph-rsid="00b837c4"/>
    </style:style>
    <style:style style:name="P91" style:family="paragraph" style:parent-style-name="Standard">
      <style:text-properties officeooo:rsid="00b8da55" officeooo:paragraph-rsid="00b8da55"/>
    </style:style>
    <style:style style:name="P92" style:family="paragraph" style:parent-style-name="Standard">
      <style:text-properties officeooo:rsid="00ba9484" officeooo:paragraph-rsid="00ba9484"/>
    </style:style>
    <style:style style:name="P93" style:family="paragraph" style:parent-style-name="Standard">
      <style:text-properties officeooo:paragraph-rsid="00b6cec8"/>
    </style:style>
    <style:style style:name="P94" style:family="paragraph" style:parent-style-name="Standard">
      <style:text-properties officeooo:rsid="00bd4205" officeooo:paragraph-rsid="00bd4205"/>
    </style:style>
    <style:style style:name="P95" style:family="paragraph" style:parent-style-name="Standard">
      <style:text-properties officeooo:rsid="00bd6735" officeooo:paragraph-rsid="00bd6735"/>
    </style:style>
    <style:style style:name="P96" style:family="paragraph" style:parent-style-name="Standard">
      <style:text-properties officeooo:rsid="00bd6735" officeooo:paragraph-rsid="00bf3419"/>
    </style:style>
    <style:style style:name="P97" style:family="paragraph" style:parent-style-name="Standard">
      <style:text-properties officeooo:rsid="00bd6735" officeooo:paragraph-rsid="00c0d2d7"/>
    </style:style>
    <style:style style:name="P98" style:family="paragraph" style:parent-style-name="Standard">
      <style:text-properties officeooo:rsid="00bf3419" officeooo:paragraph-rsid="00bf3419"/>
    </style:style>
    <style:style style:name="P99" style:family="paragraph" style:parent-style-name="Standard">
      <style:text-properties officeooo:rsid="00c0d2d7" officeooo:paragraph-rsid="00c0d2d7"/>
    </style:style>
    <style:style style:name="P100" style:family="paragraph" style:parent-style-name="Standard">
      <style:text-properties officeooo:rsid="00c4caa6" officeooo:paragraph-rsid="00c4caa6"/>
    </style:style>
    <style:style style:name="P101" style:family="paragraph" style:parent-style-name="Standard">
      <style:text-properties officeooo:rsid="00c573c9" officeooo:paragraph-rsid="00c573c9"/>
    </style:style>
    <style:style style:name="P102" style:family="paragraph" style:parent-style-name="Standard">
      <style:text-properties officeooo:rsid="00c75a8b" officeooo:paragraph-rsid="00c75a8b"/>
    </style:style>
    <style:style style:name="P103" style:family="paragraph" style:parent-style-name="Standard">
      <style:text-properties officeooo:rsid="00c77bc6" officeooo:paragraph-rsid="00c77bc6"/>
    </style:style>
    <style:style style:name="P104" style:family="paragraph" style:parent-style-name="Standard">
      <style:text-properties officeooo:rsid="00c9556a" officeooo:paragraph-rsid="00c9556a"/>
    </style:style>
    <style:style style:name="P105" style:family="paragraph" style:parent-style-name="Standard">
      <style:text-properties officeooo:rsid="00c9556a" officeooo:paragraph-rsid="00cced9d"/>
    </style:style>
    <style:style style:name="P106" style:family="paragraph" style:parent-style-name="Standard">
      <style:text-properties officeooo:rsid="00ca3ee3" officeooo:paragraph-rsid="00ca3ee3"/>
    </style:style>
    <style:style style:name="P107" style:family="paragraph" style:parent-style-name="Standard">
      <style:text-properties officeooo:rsid="00d11c46" officeooo:paragraph-rsid="00d11c46"/>
    </style:style>
    <style:style style:name="P108" style:family="paragraph" style:parent-style-name="Standard">
      <style:text-properties officeooo:rsid="00d24909" officeooo:paragraph-rsid="00d24909"/>
    </style:style>
    <style:style style:name="P109" style:family="paragraph" style:parent-style-name="Standard">
      <style:text-properties officeooo:rsid="00c87d6a" officeooo:paragraph-rsid="00d362a8"/>
    </style:style>
    <style:style style:name="P110" style:family="paragraph" style:parent-style-name="Standard">
      <style:text-properties officeooo:rsid="00d3a3eb" officeooo:paragraph-rsid="00d3a3eb"/>
    </style:style>
    <style:style style:name="P111" style:family="paragraph" style:parent-style-name="Standard">
      <style:text-properties officeooo:rsid="00d4de50" officeooo:paragraph-rsid="00d4de50"/>
    </style:style>
    <style:style style:name="P112" style:family="paragraph" style:parent-style-name="Text_20_body">
      <style:text-properties officeooo:rsid="0019de0a" officeooo:paragraph-rsid="0019de0a"/>
    </style:style>
    <style:style style:name="P113" style:family="paragraph" style:parent-style-name="Table_20_Contents">
      <style:text-properties officeooo:rsid="00d24909" officeooo:paragraph-rsid="00d24909"/>
    </style:style>
    <style:style style:name="P114" style:family="paragraph" style:parent-style-name="Standard" style:list-style-name="L2">
      <style:text-properties style:text-line-through-style="solid" style:text-line-through-type="single" officeooo:rsid="0025f455" officeooo:paragraph-rsid="0026750a"/>
    </style:style>
    <style:style style:name="P115" style:family="paragraph" style:parent-style-name="Standard" style:list-style-name="L2">
      <style:text-properties officeooo:rsid="0025f455" officeooo:paragraph-rsid="0026750a"/>
    </style:style>
    <style:style style:name="P116" style:family="paragraph" style:parent-style-name="Standard" style:list-style-name="L3">
      <style:text-properties officeooo:rsid="0025f455" officeooo:paragraph-rsid="0026750a"/>
    </style:style>
    <style:style style:name="P117" style:family="paragraph" style:parent-style-name="Standard" style:list-style-name="L4">
      <style:text-properties officeooo:rsid="0025f455" officeooo:paragraph-rsid="0026750a"/>
    </style:style>
    <style:style style:name="P118" style:family="paragraph" style:parent-style-name="Standard" style:list-style-name="L3">
      <style:text-properties officeooo:rsid="002db1c6" officeooo:paragraph-rsid="002db1c6"/>
    </style:style>
    <style:style style:name="P119" style:family="paragraph" style:parent-style-name="Standard" style:list-style-name="L4">
      <style:text-properties officeooo:rsid="0026750a" officeooo:paragraph-rsid="0026750a"/>
    </style:style>
    <style:style style:name="P120" style:family="paragraph" style:parent-style-name="Standard" style:list-style-name="L5">
      <style:text-properties officeooo:rsid="00327991" officeooo:paragraph-rsid="00327991"/>
    </style:style>
    <style:style style:name="P121" style:family="paragraph" style:parent-style-name="Standard" style:list-style-name="L6">
      <style:text-properties officeooo:rsid="00327991" officeooo:paragraph-rsid="00327991"/>
    </style:style>
    <style:style style:name="P122" style:family="paragraph" style:parent-style-name="Standard" style:list-style-name="L7">
      <style:text-properties officeooo:rsid="00327991" officeooo:paragraph-rsid="00327991"/>
    </style:style>
    <style:style style:name="P123" style:family="paragraph" style:parent-style-name="Standard" style:list-style-name="L6">
      <style:text-properties officeooo:paragraph-rsid="00327991"/>
    </style:style>
    <style:style style:name="P124" style:family="paragraph" style:parent-style-name="Standard" style:list-style-name="L8">
      <style:text-properties officeooo:rsid="00259dad" officeooo:paragraph-rsid="00259dad"/>
    </style:style>
    <style:style style:name="P125" style:family="paragraph" style:parent-style-name="Standard" style:list-style-name="L9">
      <style:text-properties officeooo:rsid="00217a1f" officeooo:paragraph-rsid="00217a1f"/>
    </style:style>
    <style:style style:name="P126" style:family="paragraph" style:parent-style-name="Standard" style:list-style-name="L12">
      <style:text-properties officeooo:rsid="00217a1f" officeooo:paragraph-rsid="00217a1f"/>
    </style:style>
    <style:style style:name="P127" style:family="paragraph" style:parent-style-name="Standard" style:list-style-name="L9">
      <style:text-properties officeooo:rsid="001c4bac" officeooo:paragraph-rsid="001c4bac"/>
    </style:style>
    <style:style style:name="P128" style:family="paragraph" style:parent-style-name="Standard" style:list-style-name="L10">
      <style:text-properties officeooo:rsid="001c4bac" officeooo:paragraph-rsid="00217a1f"/>
    </style:style>
    <style:style style:name="P129" style:family="paragraph" style:parent-style-name="Standard" style:list-style-name="L10">
      <style:text-properties officeooo:rsid="001c4bac" officeooo:paragraph-rsid="001c4bac"/>
    </style:style>
    <style:style style:name="P130" style:family="paragraph" style:parent-style-name="Standard" style:list-style-name="L12">
      <style:text-properties officeooo:rsid="001c4bac" officeooo:paragraph-rsid="001c4bac"/>
    </style:style>
    <style:style style:name="P131" style:family="paragraph" style:parent-style-name="Standard" style:list-style-name="L11">
      <style:text-properties fo:font-weight="normal" officeooo:rsid="0034798c" officeooo:paragraph-rsid="0034798c" style:font-weight-asian="normal" style:font-weight-complex="normal"/>
    </style:style>
    <style:style style:name="P132" style:family="paragraph" style:parent-style-name="Standard" style:list-style-name="L13">
      <style:text-properties officeooo:rsid="0034dfd0" officeooo:paragraph-rsid="0034dfd0"/>
    </style:style>
    <style:style style:name="P133" style:family="paragraph" style:parent-style-name="Standard" style:list-style-name="L14">
      <style:text-properties officeooo:rsid="0039bf20" officeooo:paragraph-rsid="0039bf20"/>
    </style:style>
    <style:style style:name="P134" style:family="paragraph" style:parent-style-name="Standard" style:list-style-name="L14">
      <style:text-properties officeooo:rsid="003be1bf" officeooo:paragraph-rsid="003be1bf"/>
    </style:style>
    <style:style style:name="P135" style:family="paragraph" style:parent-style-name="Standard" style:list-style-name="L15">
      <style:text-properties officeooo:rsid="003be1bf" officeooo:paragraph-rsid="003be1bf"/>
    </style:style>
    <style:style style:name="P136" style:family="paragraph" style:parent-style-name="Standard" style:list-style-name="L14">
      <style:text-properties officeooo:rsid="0041004c" officeooo:paragraph-rsid="0041004c"/>
    </style:style>
    <style:style style:name="P137" style:family="paragraph" style:parent-style-name="Standard" style:list-style-name="L14">
      <style:text-properties officeooo:rsid="004ccff6" officeooo:paragraph-rsid="004ccff6"/>
    </style:style>
    <style:style style:name="P138" style:family="paragraph" style:parent-style-name="Standard" style:list-style-name="L14">
      <style:text-properties officeooo:rsid="0043b333" officeooo:paragraph-rsid="0043b333"/>
    </style:style>
    <style:style style:name="P139" style:family="paragraph" style:parent-style-name="Standard" style:list-style-name="L14">
      <style:text-properties officeooo:rsid="0043b333" officeooo:paragraph-rsid="004a7c70"/>
    </style:style>
    <style:style style:name="P140" style:family="paragraph" style:parent-style-name="Standard" style:list-style-name="L15">
      <style:text-properties officeooo:rsid="003e29dc" officeooo:paragraph-rsid="003e29dc"/>
    </style:style>
    <style:style style:name="P141" style:family="paragraph" style:parent-style-name="Standard" style:list-style-name="L16">
      <style:text-properties officeooo:rsid="002aed63" officeooo:paragraph-rsid="005011ee"/>
    </style:style>
    <style:style style:name="P142" style:family="paragraph" style:parent-style-name="Standard" style:list-style-name="L16">
      <style:text-properties officeooo:rsid="002b2f6f" officeooo:paragraph-rsid="005011ee"/>
    </style:style>
    <style:style style:name="P143" style:family="paragraph" style:parent-style-name="Standard" style:list-style-name="L17">
      <style:text-properties officeooo:paragraph-rsid="00512b8a"/>
    </style:style>
    <style:style style:name="P144" style:family="paragraph" style:parent-style-name="Standard" style:list-style-name="L17">
      <style:text-properties officeooo:rsid="00512b8a" officeooo:paragraph-rsid="00512b8a"/>
    </style:style>
    <style:style style:name="P145" style:family="paragraph" style:parent-style-name="Standard" style:list-style-name="L17">
      <style:text-properties officeooo:rsid="005195fe" officeooo:paragraph-rsid="00a95ae8"/>
    </style:style>
    <style:style style:name="P146" style:family="paragraph" style:parent-style-name="Standard" style:list-style-name="L17">
      <style:text-properties officeooo:rsid="005195fe" officeooo:paragraph-rsid="005195fe"/>
    </style:style>
    <style:style style:name="P147" style:family="paragraph" style:parent-style-name="Standard" style:list-style-name="L17">
      <style:text-properties officeooo:rsid="0052d138" officeooo:paragraph-rsid="0052d138"/>
    </style:style>
    <style:style style:name="P148" style:family="paragraph" style:parent-style-name="Standard" style:list-style-name="L17">
      <style:text-properties officeooo:rsid="0051e3a4" officeooo:paragraph-rsid="0051e3a4"/>
    </style:style>
    <style:style style:name="P149" style:family="paragraph" style:parent-style-name="Standard" style:list-style-name="L18">
      <style:text-properties officeooo:rsid="005758b2" officeooo:paragraph-rsid="005758b2"/>
    </style:style>
    <style:style style:name="P150" style:family="paragraph" style:parent-style-name="Standard" style:list-style-name="L21">
      <style:text-properties officeooo:rsid="005758b2" officeooo:paragraph-rsid="005758b2"/>
    </style:style>
    <style:style style:name="P151" style:family="paragraph" style:parent-style-name="Standard" style:list-style-name="L21">
      <style:text-properties officeooo:rsid="005758b2" officeooo:paragraph-rsid="006a5078"/>
    </style:style>
    <style:style style:name="P152" style:family="paragraph" style:parent-style-name="Standard" style:list-style-name="L20">
      <style:text-properties officeooo:rsid="005758b2" officeooo:paragraph-rsid="005758b2"/>
    </style:style>
    <style:style style:name="P153" style:family="paragraph" style:parent-style-name="Standard" style:list-style-name="L22">
      <style:text-properties officeooo:rsid="005758b2" officeooo:paragraph-rsid="005758b2"/>
    </style:style>
    <style:style style:name="P154" style:family="paragraph" style:parent-style-name="Standard" style:list-style-name="L23">
      <style:text-properties officeooo:rsid="005758b2" officeooo:paragraph-rsid="00690f49"/>
    </style:style>
    <style:style style:name="P155" style:family="paragraph" style:parent-style-name="Standard" style:list-style-name="L23">
      <style:text-properties officeooo:rsid="005758b2" officeooo:paragraph-rsid="006e64bf"/>
    </style:style>
    <style:style style:name="P156" style:family="paragraph" style:parent-style-name="Standard" style:list-style-name="L23">
      <style:text-properties officeooo:rsid="005758b2" officeooo:paragraph-rsid="00a07a52"/>
    </style:style>
    <style:style style:name="P157" style:family="paragraph" style:parent-style-name="Standard" style:list-style-name="L19">
      <style:text-properties officeooo:rsid="005bae40" officeooo:paragraph-rsid="005bae40"/>
    </style:style>
    <style:style style:name="P158" style:family="paragraph" style:parent-style-name="Standard" style:list-style-name="L20">
      <style:text-properties officeooo:rsid="005fad0a" officeooo:paragraph-rsid="005fad0a"/>
    </style:style>
    <style:style style:name="P159" style:family="paragraph" style:parent-style-name="Standard" style:list-style-name="L20">
      <style:text-properties officeooo:rsid="005e439d" officeooo:paragraph-rsid="006acf19"/>
    </style:style>
    <style:style style:name="P160" style:family="paragraph" style:parent-style-name="Standard" style:list-style-name="L20">
      <style:text-properties officeooo:rsid="005e439d" officeooo:paragraph-rsid="00a43ae3"/>
    </style:style>
    <style:style style:name="P161" style:family="paragraph" style:parent-style-name="Standard" style:list-style-name="L23">
      <style:text-properties officeooo:rsid="005e439d" officeooo:paragraph-rsid="00690f49"/>
    </style:style>
    <style:style style:name="P162" style:family="paragraph" style:parent-style-name="Standard" style:list-style-name="L20">
      <style:text-properties officeooo:rsid="00a43ae3" officeooo:paragraph-rsid="00a43ae3"/>
    </style:style>
    <style:style style:name="P163" style:family="paragraph" style:parent-style-name="Standard" style:list-style-name="L21">
      <style:text-properties officeooo:rsid="0062271a" officeooo:paragraph-rsid="006acf19"/>
    </style:style>
    <style:style style:name="P164" style:family="paragraph" style:parent-style-name="Standard" style:list-style-name="L22">
      <style:text-properties officeooo:rsid="0058c3e7" officeooo:paragraph-rsid="0058c3e7"/>
    </style:style>
    <style:style style:name="P165" style:family="paragraph" style:parent-style-name="Standard" style:list-style-name="L22">
      <style:text-properties officeooo:rsid="006ce341" officeooo:paragraph-rsid="006ce341"/>
    </style:style>
    <style:style style:name="P166" style:family="paragraph" style:parent-style-name="Standard" style:list-style-name="L23">
      <style:text-properties officeooo:rsid="00a1a6fd" officeooo:paragraph-rsid="00a1a6fd"/>
    </style:style>
    <style:style style:name="P167" style:family="paragraph" style:parent-style-name="Standard" style:list-style-name="L23">
      <style:text-properties officeooo:rsid="0089664a" officeooo:paragraph-rsid="0089664a"/>
    </style:style>
    <style:style style:name="P168" style:family="paragraph" style:parent-style-name="Standard" style:list-style-name="L33">
      <style:text-properties officeooo:rsid="0089664a" officeooo:paragraph-rsid="0089664a"/>
    </style:style>
    <style:style style:name="P169" style:family="paragraph" style:parent-style-name="Standard" style:list-style-name="L23">
      <style:text-properties officeooo:rsid="005d86d0" officeooo:paragraph-rsid="005758b2"/>
    </style:style>
    <style:style style:name="P170" style:family="paragraph" style:parent-style-name="Standard" style:list-style-name="L23">
      <style:text-properties officeooo:rsid="0067b928" officeooo:paragraph-rsid="0067b928"/>
    </style:style>
    <style:style style:name="P171" style:family="paragraph" style:parent-style-name="Standard" style:list-style-name="L24">
      <style:text-properties officeooo:rsid="006e64bf" officeooo:paragraph-rsid="006e64bf"/>
    </style:style>
    <style:style style:name="P172" style:family="paragraph" style:parent-style-name="Standard" style:list-style-name="L24">
      <style:text-properties officeooo:rsid="006a5078" officeooo:paragraph-rsid="006a5078"/>
    </style:style>
    <style:style style:name="P173" style:family="paragraph" style:parent-style-name="Standard" style:list-style-name="L25">
      <style:text-properties officeooo:rsid="007004f0" officeooo:paragraph-rsid="007004f0"/>
    </style:style>
    <style:style style:name="P174" style:family="paragraph" style:parent-style-name="Standard" style:list-style-name="L26">
      <style:text-properties officeooo:rsid="007004f0" officeooo:paragraph-rsid="00744a4d"/>
    </style:style>
    <style:style style:name="P175" style:family="paragraph" style:parent-style-name="Standard" style:list-style-name="L26">
      <style:text-properties officeooo:rsid="00744a4d" officeooo:paragraph-rsid="00744a4d"/>
    </style:style>
    <style:style style:name="P176" style:family="paragraph" style:parent-style-name="Standard" style:list-style-name="L27">
      <style:text-properties officeooo:paragraph-rsid="0077ca79"/>
    </style:style>
    <style:style style:name="P177" style:family="paragraph" style:parent-style-name="Standard" style:list-style-name="L27">
      <style:text-properties officeooo:rsid="0077ca79" officeooo:paragraph-rsid="0077ca79"/>
    </style:style>
    <style:style style:name="P178" style:family="paragraph" style:parent-style-name="Standard" style:list-style-name="L27">
      <style:text-properties officeooo:rsid="0079b577" officeooo:paragraph-rsid="0079b577"/>
    </style:style>
    <style:style style:name="P179" style:family="paragraph" style:parent-style-name="Standard" style:list-style-name="L28">
      <style:text-properties officeooo:rsid="0079dab1" officeooo:paragraph-rsid="0079dab1"/>
    </style:style>
    <style:style style:name="P180" style:family="paragraph" style:parent-style-name="Standard" style:list-style-name="L29">
      <style:text-properties officeooo:rsid="008269ad" officeooo:paragraph-rsid="0080409e"/>
    </style:style>
    <style:style style:name="P181" style:family="paragraph" style:parent-style-name="Standard" style:list-style-name="L30">
      <style:text-properties officeooo:rsid="0085ea69" officeooo:paragraph-rsid="0085ea69"/>
    </style:style>
    <style:style style:name="P182" style:family="paragraph" style:parent-style-name="Standard" style:list-style-name="L34">
      <style:text-properties officeooo:rsid="0085ea69" officeooo:paragraph-rsid="00930fe7"/>
    </style:style>
    <style:style style:name="P183" style:family="paragraph" style:parent-style-name="Standard" style:list-style-name="L30">
      <style:text-properties officeooo:rsid="0080409e" officeooo:paragraph-rsid="008336a4"/>
    </style:style>
    <style:style style:name="P184" style:family="paragraph" style:parent-style-name="Standard" style:list-style-name="L31">
      <style:text-properties officeooo:rsid="0080409e" officeooo:paragraph-rsid="0080409e"/>
    </style:style>
    <style:style style:name="P185" style:family="paragraph" style:parent-style-name="Standard" style:list-style-name="L30">
      <style:text-properties officeooo:rsid="008336a4" officeooo:paragraph-rsid="008336a4"/>
    </style:style>
    <style:style style:name="P186" style:family="paragraph" style:parent-style-name="Standard" style:list-style-name="L32">
      <style:text-properties officeooo:rsid="008336a4" officeooo:paragraph-rsid="008336a4"/>
    </style:style>
    <style:style style:name="P187" style:family="paragraph" style:parent-style-name="Standard" style:list-style-name="L33">
      <style:text-properties officeooo:rsid="008336a4" officeooo:paragraph-rsid="008336a4"/>
    </style:style>
    <style:style style:name="P188" style:family="paragraph" style:parent-style-name="Standard" style:list-style-name="L37">
      <style:text-properties officeooo:rsid="008336a4" officeooo:paragraph-rsid="008336a4"/>
    </style:style>
    <style:style style:name="P189" style:family="paragraph" style:parent-style-name="Standard" style:list-style-name="L37">
      <style:text-properties officeooo:rsid="008336a4" officeooo:paragraph-rsid="009b04e5"/>
    </style:style>
    <style:style style:name="P190" style:family="paragraph" style:parent-style-name="Standard" style:list-style-name="L30">
      <style:text-properties officeooo:rsid="0087e2dc" officeooo:paragraph-rsid="0087e2dc"/>
    </style:style>
    <style:style style:name="P191" style:family="paragraph" style:parent-style-name="Standard" style:list-style-name="L31">
      <style:text-properties officeooo:rsid="008392b4" officeooo:paragraph-rsid="008392b4"/>
    </style:style>
    <style:style style:name="P192" style:family="paragraph" style:parent-style-name="Standard" style:list-style-name="L33">
      <style:text-properties officeooo:rsid="008392b4" officeooo:paragraph-rsid="008392b4"/>
    </style:style>
    <style:style style:name="P193" style:family="paragraph" style:parent-style-name="Standard" style:list-style-name="L33">
      <style:text-properties officeooo:rsid="008392b4" officeooo:paragraph-rsid="00930fe7"/>
    </style:style>
    <style:style style:name="P194" style:family="paragraph" style:parent-style-name="Standard" style:list-style-name="L31">
      <style:text-properties officeooo:rsid="0082ef1d" officeooo:paragraph-rsid="0082ef1d"/>
    </style:style>
    <style:style style:name="P195" style:family="paragraph" style:parent-style-name="Standard" style:list-style-name="L34">
      <style:text-properties officeooo:paragraph-rsid="00930fe7"/>
    </style:style>
    <style:style style:name="P196" style:family="paragraph" style:parent-style-name="Standard" style:list-style-name="L35">
      <style:text-properties officeooo:paragraph-rsid="00930fe7"/>
    </style:style>
    <style:style style:name="P197" style:family="paragraph" style:parent-style-name="Standard" style:list-style-name="L33">
      <style:text-properties officeooo:rsid="0089ae9c" officeooo:paragraph-rsid="0089ae9c"/>
    </style:style>
    <style:style style:name="P198" style:family="paragraph" style:parent-style-name="Standard" style:list-style-name="L33">
      <style:text-properties officeooo:rsid="0089ae9c" officeooo:paragraph-rsid="009454d4"/>
    </style:style>
    <style:style style:name="P199" style:family="paragraph" style:parent-style-name="Standard" style:list-style-name="L33">
      <style:text-properties officeooo:rsid="00913785" officeooo:paragraph-rsid="00913785"/>
    </style:style>
    <style:style style:name="P200" style:family="paragraph" style:parent-style-name="Standard" style:list-style-name="L33">
      <style:text-properties officeooo:rsid="00907f97" officeooo:paragraph-rsid="00907f97"/>
    </style:style>
    <style:style style:name="P201" style:family="paragraph" style:parent-style-name="Standard" style:list-style-name="L36">
      <style:text-properties officeooo:rsid="00907f97" officeooo:paragraph-rsid="00907f97"/>
    </style:style>
    <style:style style:name="P202" style:family="paragraph" style:parent-style-name="Standard" style:list-style-name="L36">
      <style:text-properties officeooo:paragraph-rsid="00907f97"/>
    </style:style>
    <style:style style:name="P203" style:family="paragraph" style:parent-style-name="Standard" style:list-style-name="L37">
      <style:text-properties officeooo:rsid="0099944a" officeooo:paragraph-rsid="009b04e5"/>
    </style:style>
    <style:style style:name="P204" style:family="paragraph" style:parent-style-name="Standard" style:list-style-name="L38">
      <style:text-properties officeooo:rsid="00ad094e" officeooo:paragraph-rsid="00ad094e"/>
    </style:style>
    <style:style style:name="P205" style:family="paragraph" style:parent-style-name="Standard" style:list-style-name="L38">
      <style:text-properties officeooo:rsid="00ad094e" officeooo:paragraph-rsid="00ada181"/>
    </style:style>
    <style:style style:name="P206" style:family="paragraph" style:parent-style-name="Standard" style:list-style-name="L39">
      <style:text-properties officeooo:rsid="00ad094e" officeooo:paragraph-rsid="00ad094e"/>
    </style:style>
    <style:style style:name="P207" style:family="paragraph" style:parent-style-name="Standard" style:list-style-name="L40">
      <style:text-properties officeooo:rsid="00b7d5fe" officeooo:paragraph-rsid="00b7d5fe"/>
    </style:style>
    <style:style style:name="P208" style:family="paragraph" style:parent-style-name="Standard" style:list-style-name="L41">
      <style:text-properties officeooo:rsid="00b837c4" officeooo:paragraph-rsid="00b837c4"/>
    </style:style>
    <style:style style:name="P209" style:family="paragraph" style:parent-style-name="Standard" style:list-style-name="L42">
      <style:text-properties officeooo:rsid="00b6cec8" officeooo:paragraph-rsid="00b6cec8"/>
    </style:style>
    <style:style style:name="P210" style:family="paragraph" style:parent-style-name="Standard" style:list-style-name="L43">
      <style:text-properties officeooo:rsid="00d24909" officeooo:paragraph-rsid="00d24909"/>
    </style:style>
    <style:style style:name="P211" style:family="paragraph" style:parent-style-name="Standard">
      <style:text-properties officeooo:rsid="00d58f7a" officeooo:paragraph-rsid="00d58f7a"/>
    </style:style>
    <style:style style:name="P212" style:family="paragraph" style:parent-style-name="Standard">
      <style:text-properties fo:font-weight="bold" officeooo:rsid="00d58f7a" officeooo:paragraph-rsid="00d58f7a" style:font-weight-asian="bold" style:font-weight-complex="bold"/>
    </style:style>
    <style:style style:name="P213" style:family="paragraph" style:parent-style-name="Text_20_body" style:list-style-name="L33">
      <style:text-properties officeooo:rsid="008392b4" officeooo:paragraph-rsid="0085ea69"/>
    </style:style>
    <style:style style:name="P214"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15"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5">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69">-왜 비디오가 계속 만들어지고 있는거지?-&gt;아마 다른 응용논문의 허브 논문으로 작용하고 있기 때문에?-&gt;키워드 논문이 계속 만들어진다는건 피인용수의 증가 중임을 나타내는가?</text:p>
      <text:p text:style-name="P69">-url언급 비디오의 채널은 논문에 가까운 사람인가?(출판사, 연구팀, …)</text:p>
      <text:p text:style-name="P69">-YT만의 역할은?-&gt;다른 SNS의 효과에 대해서도 확인</text:p>
      <text:p text:style-name="P69">-포인트: 발아를 초기에 발견하는것? 아니면 논문의 확산을 검출하는것?</text:p>
      <text:p text:style-name="P69">-비디오가 게재되는 플랫폼도 중요: 대충 올리면 뷰카운트가 거의. 좋은 플랫폼에 올리면 논문 다운로드 수보다 많이 나올수도.</text:p>
      <text:p text:style-name="P7"/>
      <text:p text:style-name="P10">200507</text:p>
      <text:p text:style-name="P11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810435188539827164" text:style-name="L1">
        <text:list-item>
          <text:p text:style-name="P214"><text:span text:style-name="T6">解説ビデオの論文に対して、</text:span><text:span text:style-name="T5">Twitter</text:span><text:span text:style-name="T6">の動向を分析する​</text:span></text:p>
        </text:list-item>
        <text:list-item>
          <text:p text:style-name="P215">解説ビデオの定義・「盛り上がり」の計測が課題</text:p>
        </text:list-item>
      </text:list>
      <text:p text:style-name="P36">1. altmetric it!에서 트위터 웹크롤링 자동화</text:p>
      <text:p text:style-name="P36">1.1 altmetric상의 논문 식별 번호를 자동화 불가능??</text:p>
      <text:p text:style-name="P36">(2 비디오 웹크롤링-&gt;수집하고있는 비디오 범위에 대해 고찰)</text:p>
      <text:p text:style-name="P36"/>
      <text:p text:style-name="P11">200518</text:p>
      <text:p text:style-name="P37">0논문/1Citation/2YT/3Twitter</text:p>
      <text:p text:style-name="P37"/>
      <text:p text:style-name="P37">2+3: 어느쪽이 먼저 등장하는가? 시기상 유의한 관계성이 있는가?</text:p>
      <text:p text:style-name="P37">1+2: 상관관계:</text:p>
      <text:p text:style-name="P37"><text:tab/>1) 동시</text:p>
      <text:p text:style-name="P37"><text:tab/>2) 시간차 ex YT(2015) Citation(2017)</text:p>
      <text:p text:style-name="P39">0: 키 논문 vs 파생형 논문</text:p>
      <text:p text:style-name="P39">2: 인기채널vs비인기채널</text:p>
      <text:p text:style-name="P40">2: 편집컨텐츠vs라이브</text:p>
      <text:p text:style-name="P41"/>
      <text:p text:style-name="P42">피인용 데이터 없이 일단 분석</text:p>
      <text:p text:style-name="P42">[science communication에 있어서 유튜브의 영향이 있다]</text:p>
      <text:p text:style-name="P42"><text:soft-page-break/>ex) YT컨텐츠 증가</text:p>
      <text:p text:style-name="P42">→ 트윗 증가 / 긍정적 트윗 증가 / 오리지널 트윗 증가</text:p>
      <text:p text:style-name="P42"/>
      <text:p text:style-name="P12">200519</text:p>
      <text:p text:style-name="P46">0. 데이터 수집</text:p>
      <text:p text:style-name="P49">논문 데이터셋 예시:</text:p>
      <text:list xml:id="list6717328404824078351" text:style-name="L2">
        <text:list-item>
          <text:p text:style-name="P114">cs.LG 19.01~19.03 → <text:s/>발표 후 1년 간 동향 관찰에 적합</text:p>
          <text:list>
            <text:list-item>
              <text:p text:style-name="P115"><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4">채널 데이터셋 예시:</text:p>
      <text:list xml:id="list2001532039662295192" text:style-name="L3">
        <text:list-item>
          <text:p text:style-name="P116">논문 데이터셋으로 전체 검색(;)</text:p>
        </text:list-item>
        <text:list-item>
          <text:p text:style-name="P116">유명 ai채널?</text:p>
          <text:list>
            <text:list-item>
              <text:p text:style-name="P116">예를들어, 논문 데이터셋 내의 arxiv url 언급 컨텐츠가 n개 이상</text:p>
              <text:list>
                <text:list-item>
                  <text:p text:style-name="P118">+내용이 논문 해설 비디오</text:p>
                </text:list-item>
                <text:list-item>
                  <text:p text:style-name="P116">논문 데이터셋에 분야/기간이 있다면, 해당 채널의 분야에 대한 관심도 지표의 추이 측정 가능</text:p>
                </text:list-item>
              </text:list>
            </text:list-item>
            <text:list-item>
              <text:p text:style-name="P116">+ (구독자 수, 뷰 수… / 운영일) &gt; m</text:p>
            </text:list-item>
          </text:list>
        </text:list-item>
      </text:list>
      <text:p text:style-name="P44">비디오 데이터셋 예시</text:p>
      <text:list xml:id="list7831485013927966929" text:style-name="L4">
        <text:list-item>
          <text:p text:style-name="P117">논문 데이터셋으로 전체 검색(;)</text:p>
        </text:list-item>
        <text:list-item>
          <text:p text:style-name="P117">채널 데이터셋에서 논문 관련 컨텐츠 검색</text:p>
          <text:list>
            <text:list-item>
              <text:p text:style-name="P117">키워드 → 프리프린트엔 키워드 없음…</text:p>
            </text:list-item>
            <text:list-item>
              <text:p text:style-name="P119">url</text:p>
            </text:list-item>
            <text:list-item>
              <text:p text:style-name="P119">타이틀 그대로</text:p>
            </text:list-item>
          </text:list>
        </text:list-item>
      </text:list>
      <text:p text:style-name="P48">인용 데이터셋 예시</text:p>
      <text:list xml:id="list5762358169797290997" text:style-name="L5">
        <text:list-item>
          <text:p text:style-name="P120">arxiv→Semantic Scholar API</text:p>
        </text:list-item>
      </text:list>
      <text:list xml:id="list3171151293104938875" text:style-name="L6">
        <text:list-item>
          <text:list>
            <text:list-item>
              <text:p text:style-name="P123"><text:a xlink:type="simple" xlink:href="https://api.semanticscholar.org/" text:style-name="Internet_20_link" text:visited-style-name="Visited_20_Internet_20_Link">https://api.semanticscholar.org/</text:a></text:p>
            </text:list-item>
            <text:list-item>
              <text:p text:style-name="P121">Accessible Paper Identifiers and Examples:</text:p>
            </text:list-item>
          </text:list>
        </text:list-item>
      </text:list>
      <text:list xml:id="list3645671303773604718" text:style-name="L7">
        <text:list-item>
          <text:list>
            <text:list-item>
              <text:list>
                <text:list-item>
                  <text:p text:style-name="P122">S2 Paper ID : https://api.semanticscholar.org/v1/paper/0796f6cd7f0403a854d67d525e9b32af3b277331</text:p>
                </text:list-item>
                <text:list-item>
                  <text:p text:style-name="P122">DOI : https://api.semanticscholar.org/v1/paper/10.1038/nrn3241</text:p>
                </text:list-item>
                <text:list-item>
                  <text:p text:style-name="P122">ArXiv ID : https://api.semanticscholar.org/v1/paper/arXiv:1705.10311</text:p>
                </text:list-item>
                <text:list-item>
                  <text:p text:style-name="P122">MAG ID : https://api.semanticscholar.org/v1/paper/MAG:112218234</text:p>
                </text:list-item>
                <text:list-item>
                  <text:p text:style-name="P122">ACL ID : https://api.semanticscholar.org/v1/paper/ACL:W12-3903</text:p>
                </text:list-item>
                <text:list-item>
                  <text:p text:style-name="P122">PubMed ID : https://api.semanticscholar.org/v1/paper/PMID:19872477</text:p>
                </text:list-item>
                <text:list-item>
                  <text:p text:style-name="P122">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15555623121475" text:continue-list="list5762358169797290997" text:style-name="L5">
        <text:list-item>
          <text:p text:style-name="P120">Semantic Scholar JSON→ Scopus (API?)에서 발행 날짜 수집</text:p>
        </text:list-item>
      </text:list>
      <text:p text:style-name="P47"/>
      <text:p text:style-name="P43"/>
      <text:p text:style-name="P12">1. 유튜브 비디오 통계(정성적)</text:p>
      <text:p text:style-name="P43">데이터셋 예시</text:p>
      <text:list xml:id="list3178911986012119763" text:style-name="L8">
        <text:list-item>
          <text:p text:style-name="P124">cs.ML분야 2016~2019</text:p>
          <text:list>
            <text:list-item>
              <text:p text:style-name="P124"><text:tab/></text:p>
            </text:list-item>
          </text:list>
        </text:list-item>
      </text:list>
      <text:p text:style-name="P43">기본 제공 속성</text:p>
      <text:list xml:id="list5754171047790661320" text:style-name="L9">
        <text:list-item>
          <text:p text:style-name="P125">-채널</text:p>
        </text:list-item>
        <text:list-item>
          <text:p text:style-name="P125">-길이</text:p>
        </text:list-item>
        <text:list-item>
          <text:p text:style-name="P127">-공개일</text:p>
        </text:list-item>
        <text:list-item>
          <text:p text:style-name="P127">-라이브스트리밍?</text:p>
        </text:list-item>
        <text:list-item>
          <text:p text:style-name="P127">-카운트(누계)</text:p>
        </text:list-item>
      </text:list>
      <text:p text:style-name="P38"><text:soft-page-break/>커스텀 속성</text:p>
      <text:list xml:id="list6218176720142549833" text:style-name="L10">
        <text:list-item>
          <text:p text:style-name="P128">-유저 타입</text:p>
          <text:list>
            <text:list-item>
              <text:p text:style-name="P128">-개인</text:p>
              <text:list>
                <text:list-item>
                  <text:p text:style-name="P128">-일반인</text:p>
                </text:list-item>
                <text:list-item>
                  <text:p text:style-name="P128">-연구원</text:p>
                </text:list-item>
                <text:list-item>
                  <text:p text:style-name="P128">-전문가</text:p>
                </text:list-item>
                <text:list-item>
                  <text:p text:style-name="P128">-저널리스트</text:p>
                </text:list-item>
                <text:list-item>
                  <text:p text:style-name="P128">-기타</text:p>
                </text:list-item>
              </text:list>
            </text:list-item>
            <text:list-item>
              <text:p text:style-name="P128">-조직</text:p>
              <text:list>
                <text:list-item>
                  <text:p text:style-name="P128">-연구기관</text:p>
                </text:list-item>
                <text:list-item>
                  <text:p text:style-name="P128">-펀드</text:p>
                </text:list-item>
                <text:list-item>
                  <text:p text:style-name="P128">-시민 조직</text:p>
                </text:list-item>
                <text:list-item>
                  <text:p text:style-name="P128">-정부기관</text:p>
                </text:list-item>
                <text:list-item>
                  <text:p text:style-name="P128">-비즈니스</text:p>
                </text:list-item>
                <text:list-item>
                  <text:p text:style-name="P128">-미디어</text:p>
                </text:list-item>
                <text:list-item>
                  <text:p text:style-name="P128">-저널/출판</text:p>
                </text:list-item>
                <text:list-item>
                  <text:p text:style-name="P128">-기타</text:p>
                </text:list-item>
              </text:list>
            </text:list-item>
            <text:list-item>
              <text:p text:style-name="P128">-기타</text:p>
            </text:list-item>
          </text:list>
        </text:list-item>
        <text:list-item>
          <text:p text:style-name="P129">내용</text:p>
          <text:list>
            <text:list-item>
              <text:p text:style-name="P129">논문 해설</text:p>
              <text:list>
                <text:list-item>
                  <text:p text:style-name="P129">대상 논문 수:단수/복수</text:p>
                </text:list-item>
                <text:list-item>
                  <text:p text:style-name="P129">해설 강도:집중/간단</text:p>
                </text:list-item>
              </text:list>
            </text:list-item>
            <text:list-item>
              <text:p text:style-name="P129">대화/인터뷰</text:p>
            </text:list-item>
            <text:list-item>
              <text:p text:style-name="P129">일상</text:p>
            </text:list-item>
          </text:list>
        </text:list-item>
        <text:list-item>
          <text:p text:style-name="P129">커뮤니케이션</text:p>
          <text:list>
            <text:list-item>
              <text:p text:style-name="P129">코멘트</text:p>
              <text:list>
                <text:list-item>
                  <text:p text:style-name="P129">→ 유저 타입 통계</text:p>
                  <text:list>
                    <text:list-item>
                      <text:p text:style-name="P129">샘플 전체 <text:span text:style-name="T7">vs 대상 논문 분야별 비디오 전체(논문 해설 비디오 한정) vs 채널별 비디오 전체</text:span></text:p>
                    </text:list-item>
                    <text:list-item>
                      <text:p text:style-name="P129"/>
                    </text:list-item>
                  </text:list>
                </text:list-item>
              </text:list>
            </text:list-item>
          </text:list>
        </text:list-item>
      </text:list>
      <text:p text:style-name="P45"/>
      <text:p text:style-name="P45"/>
      <text:p text:style-name="P13">2. 유튜브와 트윗 간 상호작용</text:p>
      <text:list xml:id="list3694670237289782138" text:style-name="L11">
        <text:list-item>
          <text:p text:style-name="P131">비디오 유무 그룹에 대한 트윗 통계 차이</text:p>
        </text:list-item>
      </text:list>
      <text:list xml:id="list5327323663185048432" text:style-name="L12">
        <text:list-item>
          <text:p text:style-name="P130">()논문 데이터셋 대상 언급 비디오</text:p>
        </text:list-item>
        <text:list-item>
          <text:p text:style-name="P130">언급(혹은 집중 해설)비디오 대상 논문의 (같은 분야)전후 논문 <text:span text:style-name="T7">url취득</text:span></text:p>
        </text:list-item>
        <text:list-item>
          <text:p text:style-name="P126">url로 유튜브 전체 검색</text:p>
          <text:list>
            <text:list-item>
              <text:p text:style-name="P126">존재→ 그 이전(다음) 논문으로 시도</text:p>
            </text:list-item>
            <text:list-item>
              <text:p text:style-name="P126">비존재→ 논문 채택</text:p>
            </text:list-item>
          </text:list>
        </text:list-item>
        <text:list-item>
          <text:p text:style-name="P126">논문에 대해 altmetric twitter수집</text:p>
        </text:list-item>
        <text:list-item>
          <text:p text:style-name="P126">비디오 유 그룹과 무 그룹 간 트윗 통계 비교</text:p>
        </text:list-item>
      </text:list>
      <text:p text:style-name="P37"/>
      <text:p text:style-name="P14">200521</text:p>
      <text:p text:style-name="P52">논문 데이터셋→ 비디오 데이터셋 수집</text:p>
      <text:list xml:id="list7233468672100173447" text:style-name="L13">
        <text:list-item>
          <text:p text:style-name="P132">논문 url로 유튜브 전체 검색 → 비디오 수집</text:p>
        </text:list-item>
        <text:list-item>
          <text:p text:style-name="P132">논문 altmetric twitter수집</text:p>
        </text:list-item>
        <text:list-item>
          <text:p text:style-name="P132">논문을 비디오 유무 그룹으로 나눠서</text:p>
        </text:list-item>
        <text:list-item>
          <text:p text:style-name="P132"><text:soft-page-break/>(채널과 연결된 비디오(혹은 논문?) 수)</text:p>
        </text:list-item>
      </text:list>
      <text:p text:style-name="P52"/>
      <text:p text:style-name="P15">200525</text:p>
      <text:p text:style-name="P53">1.연구의 중요성</text:p>
      <text:p text:style-name="P53">1.1 altmetric연구의 연장? 왜소화가 걱정됨. 단순히 케이스 스터디로 고려되면 좀</text:p>
      <text:p text:style-name="P53">1.2 연구 과제로서 어필</text:p>
      <text:p text:style-name="P54">예를 들어 유튜브가 있어서 논문이 유명해진 사례같은 것</text:p>
      <text:p text:style-name="P51"/>
      <text:p text:style-name="P16">200531</text:p>
      <text:p text:style-name="P55">videos</text:p>
      <text:p text:style-name="P55">content</text:p>
      <text:list xml:id="list4127775561400073195" text:style-name="L14">
        <text:list-item>
          <text:p text:style-name="P133">paper_explanation: 대상 논문 해설을 예고/논문의 진척, 새로운 결과 등을 소개(/논문 저자)</text:p>
          <text:list>
            <text:list-item>
              <text:p text:style-name="P133">대상 논문 해설할 것을 예고, 논문 제목을 명시해야함</text:p>
            </text:list-item>
            <text:list-item>
              <text:p text:style-name="P133">논문 원문의 일부가 표시되어야 함</text:p>
            </text:list-item>
            <text:list-item>
              <text:p text:style-name="P133">논문을 그냥 읽는 것도 포함</text:p>
            </text:list-item>
            <text:list-item>
              <text:p text:style-name="P133">형식: 프레젠테이션, 판서, ...</text:p>
            </text:list-item>
            <text:list-item>
              <text:p text:style-name="P133">청중이 학술 관련자(학회 발표<text:span text:style-name="T9">)</text:span></text:p>
            </text:list-item>
          </text:list>
        </text:list-item>
        <text:list-item>
          <text:p text:style-name="P133">paper_supplementary: 논문 내에서 supplementary로 명시/description에서 supplementary, demo 등을 명시</text:p>
        </text:list-item>
        <text:list-item>
          <text:p text:style-name="P133">paper_application: 논문의 수법, 기술을 적용, 활용한 독자적인 결과 영상, 소개</text:p>
        </text:list-item>
        <text:list-item>
          <text:p text:style-name="P134">paper_assessment: (논문 소개 후에) 논문 평가가 주요 내용</text:p>
        </text:list-item>
        <text:list-item>
          <text:p text:style-name="P134">paper_reference: 주제의 일환으로 논문의 존재나 관련된 내용을 언급할 뿐, 논문의 해설되지 않음/영상 중 논문 언급이 없음/연구</text:p>
          <text:list>
            <text:list-item>
              <text:p text:style-name="P136">초두에 논문 해설할 것을 명시하지 않음</text:p>
            </text:list-item>
            <text:list-item>
              <text:p text:style-name="P137">description상에 reference로 명시되어 있음</text:p>
            </text:list-item>
            <text:list-item>
              <text:p text:style-name="P136">논문 언급 분량이 적음</text:p>
            </text:list-item>
            <text:list-item>
              <text:p text:style-name="P136">논문 본문이 표시될 수 있음</text:p>
            </text:list-item>
            <text:list-item>
              <text:p text:style-name="P136">프레젠테이션일수도 있음</text:p>
            </text:list-item>
          </text:list>
        </text:list-item>
        <text:list-item>
          <text:p text:style-name="P138">news: 논문이 주 내용이나, 홍보가 주 목적, 설명은 있으나 해설이 주 목적이 아님</text:p>
          <text:list>
            <text:list-item>
              <text:p text:style-name="P138">청중이 일반인</text:p>
            </text:list-item>
          </text:list>
        </text:list-item>
        <text:list-item>
          <text:p text:style-name="P138">dialogue</text:p>
        </text:list-item>
        <text:list-item>
          <text:p text:style-name="P138">routine: </text:p>
          <text:list>
            <text:list-item>
              <text:p text:style-name="P139">논문 읽는 자신의 일상을 보여주는(…<text:span text:style-name="T10">)</text:span></text:p>
            </text:list-item>
          </text:list>
        </text:list-item>
      </text:list>
      <text:p text:style-name="P56">channels</text:p>
      <text:p text:style-name="P56">user_type</text:p>
      <text:list xml:id="list9081119181657468023" text:style-name="L15">
        <text:list-item>
          <text:p text:style-name="P135">individual_researchers: 연구 실적이 존재, 학생/교원/연구소 소속</text:p>
        </text:list-item>
        <text:list-item>
          <text:p text:style-name="P135">individual_citizens: 연관은 있으나 연구계에서의 역할이 불분명한 자. 연구조직 경영진 등</text:p>
        </text:list-item>
        <text:list-item>
          <text:p text:style-name="P135">individual_journalists: 종합적 이슈 소개</text:p>
        </text:list-item>
        <text:list-item>
          <text:p text:style-name="P135">individual_professionals: 전문직?</text:p>
        </text:list-item>
        <text:list-item>
          <text:p text:style-name="P135">researcher_community: 비영리 조직. 외부의 불특정 인물의 비교적 자유로운 참여가 가능</text:p>
        </text:list-item>
        <text:list-item>
          <text:p text:style-name="P135">researach_organization: 비영리 조직, 배타적 조직, 정식 조직</text:p>
        </text:list-item>
        <text:list-item>
          <text:p text:style-name="P135">funding</text:p>
        </text:list-item>
        <text:list-item>
          <text:p text:style-name="P135">public: 정부, 행정계</text:p>
        </text:list-item>
        <text:list-item>
          <text:p text:style-name="P135">publisher/journal</text:p>
        </text:list-item>
        <text:list-item>
          <text:p text:style-name="P140">civil_society: 시민사회조직</text:p>
        </text:list-item>
        <text:list-item>
          <text:p text:style-name="P135">media: 정식 사업 등록된 미디어</text:p>
        </text:list-item>
        <text:list-item>
          <text:p text:style-name="P135">business: 기업. 기업 내 연구조직은 이쪽.</text:p>
        </text:list-item>
        <text:list-item>
          <text:p text:style-name="P135"><text:soft-page-break/>Others: 글쎄...</text:p>
        </text:list-item>
      </text:list>
      <text:p text:style-name="P55"/>
      <text:p text:style-name="P55"/>
      <text:p text:style-name="P58">クオーターの価格予測→研究費ありかも。</text:p>
      <text:p text:style-name="P58"/>
      <text:p text:style-name="P17">200604</text:p>
      <text:p text:style-name="P57">중간발표 코멘트</text:p>
      <text:p text:style-name="P57">처음에...</text:p>
      <text:p text:style-name="P57">1.처음에 비디오 예(content별)를 보여주면 관심 증가</text:p>
      <text:p text:style-name="P57">2.YT비디오 수가 늘고 있다는 걸 보여줌</text:p>
      <text:p text:style-name="P57">3.YT의 중요성 피력하면 연구 성립</text:p>
      <text:p text:style-name="P57"/>
      <text:list xml:id="list4644537550233352167" text:style-name="L16">
        <text:list-item>
          <text:p text:style-name="P141">비디오가 만들어진 논문 비율 적음. 현재 비디오는 보급X. 앞으로 논문 평가에 비디오가 유효하다는 인식이 생기면 비디오 비율 증가할 가능성이 높다</text:p>
          <text:list>
            <text:list-item>
              <text:p text:style-name="P142">Nature Science 비디오도 현재 시행착오 수준</text:p>
            </text:list-item>
            <text:list-item>
              <text:p text:style-name="P142"/>
            </text:list-item>
          </text:list>
        </text:list-item>
        <text:list-item>
          <text:p text:style-name="P142">구체적으로 비디오가 논문에 공헌한 예(피인용 뿐 아니라, 대중 인식에 기여한 점 ex인공지능 붐 초기 비디오를 통한 대중화 기여 케이스는 없는가?)</text:p>
        </text:list-item>
        <text:list-item>
          <text:p text:style-name="P142">SNS플랫폼에 따른 유저 타입 ex</text:p>
          <text:list>
            <text:list-item>
              <text:p text:style-name="P142">트위터: 전문가가 많이 활동 ← 이건 어떻게? 선행연구</text:p>
            </text:list-item>
            <text:list-item>
              <text:p text:style-name="P142">유튜브: 일반인도 많이 활동 ← 예를들면, 채널구독자, 비디오코멘트 등으로 ?</text:p>
            </text:list-item>
          </text:list>
        </text:list-item>
      </text:list>
      <text:p text:style-name="P59"/>
      <text:p text:style-name="P57">결론: 죽기 직전까지 해라...</text:p>
      <text:p text:style-name="P57"/>
      <text:p text:style-name="P17">200605</text:p>
      <text:p text:style-name="P60">모티베이션:</text:p>
      <text:list xml:id="list4076240732737979779" text:style-name="L17">
        <text:list-item>
          <text:p text:style-name="P144">유튜브상의 학술 관련 영상 수 추이</text:p>
          <text:list>
            <text:list-item>
              <text:p text:style-name="P143">비디오 수?</text:p>
              <text:list>
                <text:list-item>
                  <text:p text:style-name="P144">Q= arxiv.org/science.sciencemag.org/... </text:p>
                  <text:list>
                    <text:list-item>
                      <text:p text:style-name="P145">q=science.sciencemag.org / <text:span text:style-name="T11">science.sciencemag.org/content</text:span></text:p>
                      <text:list>
                        <text:list-item>
                          <text:p text:style-name="P147">2005: 0</text:p>
                        </text:list-item>
                        <text:list-item>
                          <text:p text:style-name="P147">2006: 1/<text:span text:style-name="T13">0</text:span></text:p>
                        </text:list-item>
                        <text:list-item>
                          <text:p text:style-name="P148">2007: <text:span text:style-name="T12">6</text:span>/0</text:p>
                        </text:list-item>
                        <text:list-item>
                          <text:p text:style-name="P148">2008: <text:span text:style-name="T12">36</text:span>/3</text:p>
                        </text:list-item>
                        <text:list-item>
                          <text:p text:style-name="P146">2009: 51/<text:span text:style-name="T11">22</text:span></text:p>
                        </text:list-item>
                        <text:list-item>
                          <text:p text:style-name="P146">2010: 64/<text:span text:style-name="T11">38</text:span></text:p>
                        </text:list-item>
                        <text:list-item>
                          <text:p text:style-name="P146">2011: 113/<text:span text:style-name="T11">62</text:span></text:p>
                        </text:list-item>
                        <text:list-item>
                          <text:p text:style-name="P146">2012: 207/<text:span text:style-name="T11">84</text:span></text:p>
                        </text:list-item>
                        <text:list-item>
                          <text:p text:style-name="P146">2013: 310/<text:span text:style-name="T11">137</text:span></text:p>
                        </text:list-item>
                        <text:list-item>
                          <text:p text:style-name="P146">2014: 420/<text:span text:style-name="T11">210</text:span></text:p>
                        </text:list-item>
                        <text:list-item>
                          <text:p text:style-name="P146">2015: 557/<text:span text:style-name="T11">253</text:span></text:p>
                        </text:list-item>
                        <text:list-item>
                          <text:p text:style-name="P146">2016: 973/<text:span text:style-name="T11">300</text:span></text:p>
                        </text:list-item>
                        <text:list-item>
                          <text:p text:style-name="P146">2017: 1414/<text:span text:style-name="T11">504</text:span></text:p>
                        </text:list-item>
                        <text:list-item>
                          <text:p text:style-name="P146">2018: 2194/<text:span text:style-name="T11">784</text:span></text:p>
                        </text:list-item>
                        <text:list-item>
                          <text:p text:style-name="P146">2019: 2223/<text:span text:style-name="T11">1270</text:span></text:p>
                        </text:list-item>
                      </text:list>
                    </text:list-item>
                  </text:list>
                </text:list-item>
              </text:list>
            </text:list-item>
            <text:list-item>
              <text:p text:style-name="P143">채널 수?</text:p>
              <text:list>
                <text:list-item>
                  <text:p text:style-name="P144">고유 채널을 보유한 저널 수</text:p>
                </text:list-item>
              </text:list>
            </text:list-item>
          </text:list>
        </text:list-item>
      </text:list>
      <text:p text:style-name="P60"/>
      <text:p text:style-name="P18"><text:soft-page-break/>200606</text:p>
      <text:p text:style-name="P64"><text:span text:style-name="T17">유튜브 채널 랭킹:</text:span><text:a xlink:type="simple" xlink:href="https://socialblade.com/youtube/" text:style-name="Internet_20_link" text:visited-style-name="Visited_20_Internet_20_Link">https://socialblade.com/youtube/</text:a></text:p>
      <text:p text:style-name="P63"/>
      <text:p text:style-name="P63">Communication</text:p>
      <text:list xml:id="list7384792572773008793" text:style-name="L18">
        <text:list-item>
          <text:p text:style-name="P149">Science communication</text:p>
        </text:list-item>
        <text:list-item>
          <text:p text:style-name="P149">Scholarly communication</text:p>
        </text:list-item>
        <text:list-item>
          <text:p text:style-name="P149">Research communication: ?</text:p>
        </text:list-item>
      </text:list>
      <text:p text:style-name="P62"/>
      <text:p text:style-name="P61">배경</text:p>
      <text:p text:style-name="P63">과학에 있어서 커뮤니케이션</text:p>
      <text:list xml:id="list4435914567070007017" text:style-name="L19">
        <text:list-item>
          <text:p text:style-name="P157">학술 커뮤니케이션의 시작: 저널 출간</text:p>
        </text:list-item>
        <text:list-item>
          <text:p text:style-name="P157">과학 커뮤니케이션의 대두: 뉴스, 잡지 등</text:p>
        </text:list-item>
      </text:list>
      <text:p text:style-name="P66">과학 커뮤니케이션: 최근 온라인 미디어가 주목</text:p>
      <text:list xml:id="list6862544457152754732" text:style-name="L20">
        <text:list-item>
          <text:p text:style-name="P158">altmetric</text:p>
          <text:list>
            <text:list-item>
              <text:p text:style-name="P159"><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62">Twitter</text:p>
          <text:list>
            <text:list-item>
              <text:p text:style-name="P160">[2018,Didegah et al.]논문 언급 트위터에 관한 정성적 연구: 대부분 비생산적,단순확산 목적, 봇</text:p>
            </text:list-item>
          </text:list>
        </text:list-item>
      </text:list>
      <text:p text:style-name="P62"/>
      <text:p text:style-name="P62">유튜브는 마케팅/수익 플랫폼</text:p>
      <text:list xml:id="list4192207209988482585" text:style-name="L21">
        <text:list-item>
          <text:p text:style-name="P150">UGC<text:span text:style-name="T18">(유저, 소비자 컨텐츠)</text:span>→PGC<text:span text:style-name="T18">(기업, 브랜딩)</text:span>를 통한 마케팅/수익 플랫폼화<text:span text:style-name="T18">(2006)</text:span></text:p>
        </text:list-item>
        <text:list-item>
          <text:p text:style-name="P151"><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63"><text:span text:style-name="T20">[Figueiredo et al., 2011; Szabo and Huberman, 2010; Zhou et al., 2010]</text:span>rich-get-richer</text:p>
        </text:list-item>
      </text:list>
      <text:p text:style-name="P62"/>
      <text:p text:style-name="P62">과학/연구 관련 비디오 활동 및 그에 관한 연구도 증가</text:p>
      <text:list xml:id="list115555990922642" text:continue-list="list6862544457152754732" text:style-name="L20">
        <text:list-item>
          <text:p text:style-name="P152">학술 커뮤니케이션における비디오：</text:p>
          <text:list>
            <text:list-item>
              <text:p text:style-name="P152">[2012,Kousha et al.]YT <text:span text:style-name="T16">Video citation: </text:span>Scopus, 2006~2011 → 증가세</text:p>
            </text:list-item>
          </text:list>
        </text:list-item>
      </text:list>
      <text:list xml:id="list6611766100637946033" text:style-name="L22">
        <text:list-item>
          <text:p text:style-name="P153">과학 커뮤니케이션における비디오：</text:p>
          <text:list>
            <text:list-item>
              <text:p text:style-name="P164">[2016,Welbourne et al.]과학 커뮤니케이션 비디오/채널 인기에 영향을 주는 인자 분석(컨텐츠, 유저 타입<text:span text:style-name="T15">)</text:span></text:p>
              <text:list>
                <text:list-item>
                  <text:p text:style-name="P164">UGC가 PGC보다 구독 훨씬 많음</text:p>
                </text:list-item>
                <text:list-item>
                  <text:p text:style-name="P165">regular communicator의 존재가 뷰카운트에 영향 큼</text:p>
                </text:list-item>
                <text:list-item>
                  <text:p text:style-name="P165">빠르게 전달하는 비디오가 뷰카운트 많음</text:p>
                </text:list-item>
              </text:list>
            </text:list-item>
          </text:list>
        </text:list-item>
      </text:list>
      <text:p text:style-name="P62"/>
      <text:p text:style-name="P62">한편, 과학 대중화의 학술적 영향력에 관한 연구</text:p>
      <text:list xml:id="list7420214320028119598" text:style-name="L23">
        <text:list-item>
          <text:p text:style-name="P154">트위터와 피인용</text:p>
          <text:list>
            <text:list-item>
              <text:p text:style-name="P155"><text:span text:style-name="T21">[2012,Eysenbach]</text:span>articles that are highly tweeted about are eleven times more likely to be highly cited than those that who few people tweeted.</text:p>
              <text:list>
                <text:list-item>
                  <text:p text:style-name="P166">Journal of Medical Internet Research, 2008~2011</text:p>
                </text:list-item>
              </text:list>
            </text:list-item>
            <text:list-item>
              <text:p text:style-name="P167">(2017,Finch et al.)AAS 1→20 <text:span text:style-name="T34">은 평균 피인용수 2.6→5.5 기대됨. IF높은 저널일수록 관계 약해짐.</text:span></text:p>
            </text:list-item>
            <text:list-item>
              <text:p text:style-name="P161"/>
            </text:list-item>
          </text:list>
        </text:list-item>
        <text:list-item>
          <text:p text:style-name="P169">altmetrics와 피인용수</text:p>
          <text:list>
            <text:list-item>
              <text:p text:style-name="P170">[2020,Murray et al.]dermatology journals 논문들의 AAS와 피인용수 상관 약함(.257)</text:p>
            </text:list-item>
          </text:list>
        </text:list-item>
        <text:list-item>
          <text:p text:style-name="P170"><text:soft-page-break/>비디오와 피인용</text:p>
          <text:list>
            <text:list-item>
              <text:p text:style-name="P156">[201<text:span text:style-name="T14">9,Zong et al.</text:span>]<text:span text:style-name="T14">Video abstract: 피인용수 1.26배 기대</text:span></text:p>
            </text:list-item>
          </text:list>
        </text:list-item>
      </text:list>
      <text:p text:style-name="P65"/>
      <text:p text:style-name="P65">연구 관련 유튜브 비디오의 학술적 영향력에 관한 연구가 부족</text:p>
      <text:list xml:id="list7265219250376918820" text:style-name="L24">
        <text:list-item>
          <text:p text:style-name="P171">[2016,Welbourne et al.]은 인기 상위 채널에서 비디오 샘플링. 하지만 대중적 인기 채널이 가지는 학술적 영향력에 관한 연구가 없다.</text:p>
        </text:list-item>
        <text:list-item>
          <text:p text:style-name="P172">비디오가 증가하고 있는 점은 명확하다.</text:p>
          <text:list>
            <text:list-item>
              <text:p text:style-name="P172">Science 검색 비디오 수</text:p>
            </text:list-item>
          </text:list>
        </text:list-item>
      </text:list>
      <text:p text:style-name="P67"/>
      <text:p text:style-name="P67">YT와 다른 SNS 플랫폼간 상호작용에 관한 연구가 없음</text:p>
      <text:p text:style-name="P67"/>
      <text:p text:style-name="P62"/>
      <text:p text:style-name="P62">research question</text:p>
      <text:list xml:id="list1193030835530797681" text:style-name="L25">
        <text:list-item>
          <text:p text:style-name="P173">비디오 기반 SC의 <text:span text:style-name="T22">SC안에서의 역할</text:span></text:p>
        </text:list-item>
        <text:list-item>
          <text:p text:style-name="P173">비디오 기반 <text:span text:style-name="T22">SC와 학계 간의 상호 작용</text:span></text:p>
        </text:list-item>
      </text:list>
      <text:p text:style-name="P68"/>
      <text:p text:style-name="P68"/>
      <text:p text:style-name="P19">200607</text:p>
      <text:p text:style-name="P68">연구 구상</text:p>
      <text:list xml:id="list4152867442142700728" text:style-name="L26">
        <text:list-item>
          <text:p text:style-name="P174">비디오 기반 SC의 <text:span text:style-name="T22">SC안에서의 역할</text:span></text:p>
          <text:list>
            <text:list-item>
              <text:p text:style-name="P175">비디오 단독</text:p>
            </text:list-item>
            <text:list-item>
              <text:p text:style-name="P175">비디오와 다른 매체/플랫폼 SC와의 관계</text:p>
            </text:list-item>
          </text:list>
        </text:list-item>
        <text:list-item>
          <text:p text:style-name="P174">비디오 기반 <text:span text:style-name="T22">SC와 학계 간의 상호 작용</text:span></text:p>
          <text:list>
            <text:list-item>
              <text:p text:style-name="P174">비디오와 연구 분야과의 관계</text:p>
              <text:list>
                <text:list-item>
                  <text:p text:style-name="P175">비디오와 분야와의 연결고리: 키워드/채널 타입/</text:p>
                </text:list-item>
              </text:list>
            </text:list-item>
            <text:list-item>
              <text:p text:style-name="P174">비디오와 특정 논문들과의 관계</text:p>
              <text:list>
                <text:list-item>
                  <text:p text:style-name="P174">비디오와 논문과의 연결고리: 키워드/<text:span text:style-name="T23">url/</text:span></text:p>
                </text:list-item>
              </text:list>
            </text:list-item>
            <text:list-item>
              <text:p text:style-name="P174"/>
            </text:list-item>
          </text:list>
        </text:list-item>
      </text:list>
      <text:p text:style-name="P68"/>
      <text:p text:style-name="P70">Video articles</text:p>
      <text:list xml:id="list3482067431566588807" text:style-name="L27">
        <text:list-item>
          <text:p text:style-name="P176"><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77">여기서 video articles이란 supplementary video付き論稿</text:p>
            </text:list-item>
          </text:list>
        </text:list-item>
        <text:list-item>
          <text:p text:style-name="P176"><text:span text:style-name="T25">JoVE: </text:span><text:a xlink:type="simple" xlink:href="https://www.jove.com/" text:style-name="Internet_20_link" text:visited-style-name="Visited_20_Internet_20_Link">https://www.jove.com/</text:a></text:p>
          <text:list>
            <text:list-item>
              <text:p text:style-name="P178">IF:1.108(2018)</text:p>
            </text:list-item>
            <text:list-item>
              <text:p text:style-name="P178">peer reviewed</text:p>
            </text:list-item>
            <text:list-item>
              <text:p text:style-name="P178">pub-med indexed</text:p>
            </text:list-item>
            <text:list-item>
              <text:p text:style-name="P178">Video journal + science education</text:p>
            </text:list-item>
          </text:list>
        </text:list-item>
      </text:list>
      <text:p text:style-name="P71"/>
      <text:p text:style-name="P71">SC채널</text:p>
      <text:list xml:id="list4644225083175088841" text:style-name="L28">
        <text:list-item>
          <text:p text:style-name="P179">RC비디오도 있나?→논문 url언급하는 비디오 특징, 수 <text:span text:style-name="T26">← https?://~~를 url parse해서 도메인 집계</text:span></text:p>
        </text:list-item>
      </text:list>
      <text:p text:style-name="P72"/>
      <text:p text:style-name="P21">200608 <text:span text:style-name="T27">mentorochi</text:span></text:p>
      <text:p text:style-name="P73">1. journal마다 다름(?)</text:p>
      <text:p text:style-name="P73">2. 비디오수: 누적치가 아니라 증분</text:p>
      <text:p text:style-name="P73">3. &lt;아카데미아에 대한 영향&gt; 이게 구체적으로 뭐지? ex. 해외 공동 연구가 생겼다? 공저 수가 늘었다?</text:p>
      <text:p text:style-name="P73">3.1 &lt;실태 파악&gt;을 &lt;아카데미아에 대한 영향&gt;을 위한 스텝으로 만들어야</text:p>
      <text:p text:style-name="P73">4. video abstract 왜 만들기 시작했지??</text:p>
      <text:p text:style-name="P73"/>
      <text:p text:style-name="P73"><text:soft-page-break/>200609</text:p>
      <text:p text:style-name="P73">아카데미아에 대한 영향 선행 연구</text:p>
      <text:list xml:id="list1082738890787780888" text:style-name="L29">
        <text:list-item>
          <text:p text:style-name="P180">AAS → 피인용수 상관</text:p>
        </text:list-item>
      </text:list>
      <text:p text:style-name="P73"/>
      <text:p text:style-name="P21">200610</text:p>
      <text:p text:style-name="P74">리서치 메트릭스</text:p>
      <text:list xml:id="list918174835027878895" text:style-name="L30">
        <text:list-item>
          <text:p text:style-name="P181">논문 레벨</text:p>
          <text:list>
            <text:list-item>
              <text:p text:style-name="P183"><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85"><text:s/><text:span text:style-name="T31">AAS</text:span></text:p>
            </text:list-item>
          </text:list>
        </text:list-item>
        <text:list-item>
          <text:p text:style-name="P185">저자 레벨</text:p>
          <text:list>
            <text:list-item>
              <text:p text:style-name="P185">총 피인용수</text:p>
            </text:list-item>
            <text:list-item>
              <text:p text:style-name="P190">h-index, g-index</text:p>
            </text:list-item>
          </text:list>
        </text:list-item>
        <text:list-item>
          <text:p text:style-name="P185">저널 레벨</text:p>
          <text:list>
            <text:list-item>
              <text:p text:style-name="P181">IF<text:span text:style-name="T31">(by JCR)</text:span></text:p>
            </text:list-item>
            <text:list-item>
              <text:p text:style-name="P190">CiteScore(by Scopus)(?)</text:p>
            </text:list-item>
          </text:list>
        </text:list-item>
      </text:list>
      <text:p text:style-name="P73"/>
      <text:p text:style-name="P73">선행 연구</text:p>
      <text:p text:style-name="P73">(2019,<text:span text:style-name="T28">Zong et al.</text:span>)</text:p>
      <text:list xml:id="list993060891743918075" text:style-name="L31">
        <text:list-item>
          <text:p text:style-name="P191">분야: 물리학</text:p>
        </text:list-item>
        <text:list-item>
          <text:p text:style-name="P194">논문 속성: 저자수/기관수/국제 공저수/타이틀 길이/abstract길이/키워드 수/참고문헌 수/페이지수/피인용수</text:p>
        </text:list-item>
        <text:list-item>
          <text:p text:style-name="P194">속성간 <text:span text:style-name="T29">spearman 상관계수</text:span></text:p>
        </text:list-item>
        <text:list-item>
          <text:p text:style-name="P184"><text:span text:style-name="T28">video abstract 유무 → </text:span>피인용수, </text:p>
        </text:list-item>
      </text:list>
      <text:p text:style-name="P77"/>
      <text:p text:style-name="P77">Research Questions</text:p>
      <text:p text:style-name="P78">1. 비디오 기반 리서치 커뮤니케이션은 누가, 어떤 내용으로 발신하고 있는가?</text:p>
      <text:p text:style-name="P77"><text:span text:style-name="T41">2</text:span>. 비디오 기반 리서치 커뮤니케이션은 다른 플랫폼 기반 리서치 커뮤니케이션과 타입, 컨텐츠에 있어서 어떤 차이를 보이는가?</text:p>
      <text:p text:style-name="P77"><text:span text:style-name="T41">3</text:span>. 비디오 기반 리서치 커뮤니케이션은 리서치 메트릭에 유의한 상관, 영향력이 있는가?</text:p>
      <text:p text:style-name="P73"/>
      <text:p text:style-name="P75">리서치 메트릭스에 영향을 주는 요인<text:span text:style-name="T31">(?)</text:span></text:p>
      <text:list xml:id="list752239025446438269" text:style-name="L32">
        <text:list-item>
          <text:p text:style-name="P186">분야</text:p>
          <text:list>
            <text:list-item>
              <text:p text:style-name="P186">(2018,Didegah et al.)분야에 따른 트위터 유저 구성에 큰 차이</text:p>
            </text:list-item>
            <text:list-item>
              <text:p text:style-name="P186">(2018,Lamb et al.)Science communication is seen as critical for the disciplines of ecology and conservation, where research products are often used to shape policy and decision making.</text:p>
            </text:list-item>
          </text:list>
        </text:list-item>
      </text:list>
      <text:p text:style-name="P75"/>
      <text:p text:style-name="P75">실태: 커뮤니케이터 <text:span text:style-name="T38">타입/컨텐츠(/SNS네트워크?)</text:span></text:p>
      <text:list xml:id="list281530467111207172" text:style-name="L33">
        <text:list-item>
          <text:p text:style-name="P187">리서치 메트릭에 대한 커뮤니케이터 타입의 영향력</text:p>
          <text:list>
            <text:list-item>
              <text:p text:style-name="P213">선행 연구: <text:span text:style-name="T30">(2018,Didegah et al.)5분야에 대해 트위터 유저 타입 조사 </text:span>→<text:span text:style-name="T30"> </text:span>분야에 따라 커뮤니케이터 타입 구성이 다름이 예상된다</text:p>
            </text:list-item>
            <text:list-item>
              <text:p text:style-name="P192">동기 1: 유튜브 커뮤니케이션에 대해 유저 타입 조사가 된 적 없다</text:p>
            </text:list-item>
            <text:list-item>
              <text:p text:style-name="P192">동기 <text:span text:style-name="T30">2: </text:span>커뮤니케이터 타입은 논문의 리서치 커뮤니케이션 효과의 변수일 수 있다 <text:span text:style-name="T30">← 조사된 적 없다</text:span></text:p>
            </text:list-item>
            <text:list-item>
              <text:p text:style-name="P192">가설: 유튜브 리서치 커뮤니케이션에서 커뮤니케이터 타입 구성과 리서치 커뮤니케이션 효과는 유의한 상관이 있다.</text:p>
            </text:list-item>
            <text:list-item>
              <text:p text:style-name="P193"><text:soft-page-break/>실험:</text:p>
            </text:list-item>
          </text:list>
        </text:list-item>
      </text:list>
      <text:list xml:id="list5692009059219782497" text:style-name="L34">
        <text:list-item>
          <text:list>
            <text:list-item>
              <text:list>
                <text:list-item>
                  <text:p text:style-name="P182">5분야에 대해, 소정 기간의 논문 데이터셋을 대상으로, 유튜브 커뮤니케이션을 일부 수집(ex.뷰카운트 정렬 후 4분위로 나누어서 각 분위에서 정해진 수만큼 추출)</text:p>
                </text:list-item>
                <text:list-item>
                  <text:p text:style-name="P195">각 비디오에 대해 커뮤니케이터 레이블 지정</text:p>
                </text:list-item>
                <text:list-item>
                  <text:p text:style-name="P195">분야별 커뮤니케이터 타입 구성 통계, <text:span text:style-name="T30">(2018,Didegah et al.)와 비교</text:span></text:p>
                </text:list-item>
                <text:list-item>
                  <text:p text:style-name="P195">(분야 횡단형으로?) 커뮤니케이터 타입별로 비디오 그룹화. 각 그룹의 대상 논문들에 대해 메트릭 통계</text:p>
                </text:list-item>
              </text:list>
            </text:list-item>
          </text:list>
        </text:list-item>
      </text:list>
      <text:list xml:id="list5691499729995498767" text:style-name="L35">
        <text:list-item>
          <text:list>
            <text:list-item>
              <text:list>
                <text:list-item>
                  <text:list>
                    <text:list-item>
                      <text:p text:style-name="P196">타입별 박스형</text:p>
                    </text:list-item>
                    <text:list-item>
                      <text:p text:style-name="P196">비디오 데이터셋이 작으면 분야 횡단형으로?</text:p>
                    </text:list-item>
                    <text:list-item>
                      <text:p text:style-name="P196">메트릭은 우선순위 1)논문 수준 2)저널 수준 3)저자 수준</text:p>
                    </text:list-item>
                  </text:list>
                </text:list-item>
              </text:list>
            </text:list-item>
          </text:list>
        </text:list-item>
      </text:list>
      <text:list xml:id="list115555160666054" text:continue-list="list5692009059219782497" text:style-name="L34">
        <text:list-item>
          <text:list>
            <text:list-item>
              <text:list>
                <text:list-item>
                  <text:p text:style-name="P195">음</text:p>
                </text:list-item>
              </text:list>
            </text:list-item>
          </text:list>
        </text:list-item>
      </text:list>
      <text:list xml:id="list115555842052924" text:continue-list="list281530467111207172" text:style-name="L33">
        <text:list-item>
          <text:p text:style-name="P168">컨텐츠(1차: RC/비RC)</text:p>
          <text:list>
            <text:list-item>
              <text:p text:style-name="P168">선행연구:<text:span text:style-name="T35">(2012,Kousha et al.)4분야 논문에 대해 논문내 인용하는 유튜브를 자연과학/인문학/사회과학 컨텐츠로 구별</text:span></text:p>
              <text:list>
                <text:list-item>
                  <text:p text:style-name="P197">Interdisciplinary citations 지적:</text:p>
                </text:list-item>
                <text:list-item>
                  <text:p text:style-name="P197">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199">선행연구:(2019,Zong et al.)비디오 개요(← 컨텐츠 중 하나) 유무 그룹별로 피인용수와의 상관</text:p>
            </text:list-item>
            <text:list-item>
              <text:p text:style-name="P198">동기1: <text:span text:style-name="T35">(2012,Kousha et al.)는 </text:span>피인용 유튜브가 대상이었으나, 논문 인용 유튜브에 대해선 이루어지지 않음(← 피인용 유튜브와 논문 인용 유튜브의 비는?)</text:p>
            </text:list-item>
            <text:list-item>
              <text:p text:style-name="P197">동기2: 컨텐츠 분류/조사는 이루어졌으나, 컨텐츠와 연구 지표와의 관계에 대한 연구는 비디오 개요 컨텐츠에 대한 분석이 유일</text:p>
            </text:list-item>
            <text:list-item>
              <text:p text:style-name="P197">가설: 컨텐츠 별 연구 지표와의 상관성엔 유의한 차이가 있다 <text:span text:style-name="T37">(significant difference in correlation by content type)</text:span></text:p>
            </text:list-item>
            <text:list-item>
              <text:p text:style-name="P200">실험</text:p>
            </text:list-item>
          </text:list>
        </text:list-item>
      </text:list>
      <text:list xml:id="list5855368615364811305" text:style-name="L36">
        <text:list-item>
          <text:list>
            <text:list-item>
              <text:list>
                <text:list-item>
                  <text:p text:style-name="P201">비디오 수집, 샘플링</text:p>
                </text:list-item>
                <text:list-item>
                  <text:p text:style-name="P202">컨텐츠 분류</text:p>
                </text:list-item>
                <text:list-item>
                  <text:p text:style-name="P202">각 컨텐츠 별 그룹마다 인용 논문 그룹화,</text:p>
                </text:list-item>
              </text:list>
            </text:list-item>
          </text:list>
        </text:list-item>
      </text:list>
      <text:list xml:id="list1604759285563800125" text:style-name="L37">
        <text:list-item>
          <text:p text:style-name="P188">커뮤니케이터 <text:span text:style-name="T38">SNS 네트워크</text:span></text:p>
          <text:list>
            <text:list-item>
              <text:p text:style-name="P189">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03"><text:s/>동기1: 탑 랭크 리서치 커뮤니케이션 비디오에 대해서도 성립하는가?<text:span text:style-name="T39">(왠지 상업/저널 채널일 듯..?)</text:span></text:p>
            </text:list-item>
            <text:list-item>
              <text:p text:style-name="P189">가설: 인기있는 리서치 커뮤니케이션 비디오들은 조직/대규모 소셜 네트워크를 가지는가?</text:p>
            </text:list-item>
            <text:list-item>
              <text:p text:style-name="P189">실험: 인기 상위 비디오와 그 밖의 비디오 그룹 간 유저 타입/소셜 네트워크 유무와 규모 분석 후 통계 검정</text:p>
            </text:list-item>
          </text:list>
        </text:list-item>
        <text:list-item>
          <text:p text:style-name="P189">비디오 통계와 리서치 메트릭스와의 관계</text:p>
          <text:list>
            <text:list-item>
              <text:p text:style-name="P189">실험</text:p>
              <text:list>
                <text:list-item>
                  <text:p text:style-name="P189">대상 논문에 대해, 관련 비디오 뷰카운트 합계와 논문 피인용수의 상관</text:p>
                </text:list-item>
              </text:list>
            </text:list-item>
          </text:list>
        </text:list-item>
      </text:list>
      <text:p text:style-name="P76"/>
      <text:p text:style-name="P76">공통 비디오 데이터셋</text:p>
      <text:p text:style-name="P76">축: 분야(<text:span text:style-name="T39">5분야?)</text:span></text:p>
      <text:p text:style-name="P79">q: DOI <text:span text:style-name="T40">|</text:span> URL</text:p>
      <text:p text:style-name="P79"/>
      <text:p text:style-name="P22">200612</text:p>
      <text:p text:style-name="P80">서론 모듈</text:p>
      <text:p text:style-name="P80">(Eysenbach,2012)Attentiveness to issues is a prerequisite for social change</text:p>
      <text:p text:style-name="P80"/>
      <text:p text:style-name="P80"><text:soft-page-break/>모티베이션</text:p>
      <text:p text:style-name="P81">Eysenbach,2012가 지적하는 한계</text:p>
      <text:p text:style-name="P81"><text:span text:style-name="T42">1.</text:span>alternative metrics가 플랫폼기의 주 사용자의 관심을 중점적으로 포함, 그 밖의 사람들의 관심을 포함하지 않을 수 있다</text:p>
      <text:p text:style-name="P81">“<text:span text:style-name="T42">false negatives (many citations, but few tweetations) included a paper dealing with a low-income elderly population [Article ID 1256]</text:span>”</text:p>
      <text:p text:style-name="P82">2.피인용수 낮은 저널이나 트위터 기반이 없는 저널에 대해선 적용하기 어려울 수 있다</text:p>
      <text:p text:style-name="P82">3.학자/전문가들이 많이 접근하는 저널일수록</text:p>
      <text:p text:style-name="P82">4. 저널의 sns전략이 메트릭에 작용(자동 트윗 등) ← 유튜브는 이 영향을 받기 어렵다? 저널의 유튜브 홍보 전략이 작용</text:p>
      <text:p text:style-name="P82">5. 직접 트윗만 고려함. 간접 언급을 고려 안함 ← SNS네트워크 분석에 대한 동기</text:p>
      <text:p text:style-name="P82"/>
      <text:p text:style-name="P23">200614</text:p>
      <text:p text:style-name="P83">논문 데이터셋:cohort study?</text:p>
      <text:p text:style-name="P83">1.필드: 5분야?</text:p>
      <text:p text:style-name="P83">2.저널: IF + Ytchannel 유무</text:p>
      <text:p text:style-name="P83">3.기간: 2014←<text:span text:style-name="T44">Ave. cited half-life=6.5y / </text:span>2018←해설비디오 평균 322일</text:p>
      <text:p text:style-name="P83">4.샘플링: 예상 논문 18000편 → 분야별 3600편 → 비디오 600편</text:p>
      <text:p text:style-name="P83">비디오 데이터셋:</text:p>
      <text:p text:style-name="P83">Video article(x):활성화X</text:p>
      <text:p text:style-name="P83">Video abstract:</text:p>
      <text:p text:style-name="P83">YT：각 논문에 대해 DOI | url | 제목으로 유튜브 검색</text:p>
      <text:p text:style-name="P83"/>
      <text:p text:style-name="P83">(+arXiv?)</text:p>
      <text:p text:style-name="P83"/>
      <text:p text:style-name="P83">실험1:정성적 분류: </text:p>
      <text:p text:style-name="P83">-비디오:컨텐츠, 전달법</text:p>
      <text:p text:style-name="P83">-유저:타입</text:p>
      <text:p text:style-name="P83">실험2: 정량적 분석: (분야별로)</text:p>
      <text:p text:style-name="P83">-유저 타입에 따른 나이, 구독, 뷰카운트, 비디오 수, ...</text:p>
      <text:p text:style-name="P83">-비디오 컨텐츠/전달법에 따른 뷰카운트/like카운트/...</text:p>
      <text:p text:style-name="P83">실험3: 각 논문에 대한 Initiator: 첫(+2번째, 3번째) 게시자/그 컨텐츠에 대해 분석:</text:p>
      <text:p text:style-name="P83">-유저: 아마 저자가 1위?</text:p>
      <text:p text:style-name="P83">-컨텐츠: supplementary 1위가 많을수도. 따라서 2위, 3위에 대해서 확인</text:p>
      <text:p text:style-name="P83">-전달법: ? 애당초 의미가 있나?</text:p>
      <text:p text:style-name="P83">실험4: 유저 영향력과 타 플랫폼의 관계</text:p>
      <text:p text:style-name="P83">-채널 정보에 타 플랫폼(홈페이지, SNS 등) 연동 비율</text:p>
      <text:p text:style-name="P83">-SNS유무 그룹화→채널 뷰카운트/비디오 평균 뷰카운트 등의 차이</text:p>
      <text:p text:style-name="P83">실험5: 리서치 메트릭스와의 관계</text:p>
      <text:p text:style-name="P83">-각 논문에 대해 비디오 수/뷰카운트/… 와 피인용수 회귀분석 <text:span text:style-name="T43">(누적치vs누적치)</text:span></text:p>
      <text:p text:style-name="P83">-각 비디오 속성에 채널 속성으로 가중치를 적용하여 결정계수를 높이기</text:p>
      <text:p text:style-name="P82"/>
      <text:p text:style-name="P24">200615 labmtg</text:p>
      <text:p text:style-name="P84">1.리서치퀘스쳔과 실험 목적이 일관성이 부족</text:p>
      <text:p text:style-name="P84">배경:YT비디오가 증가하고 있으나, 그게 중요한지 모른다</text:p>
      <text:p text:style-name="P84">리서치퀘스천: 비디오가 비전문가, 전문가와의 리서치 커뮤니케이션에 중요한가?</text:p>
      <text:p text:style-name="P84">실험1: 비디오 컨텐츠 / 채널 운영자 분석</text:p>
      <text:p text:style-name="P84"><text:soft-page-break/>실험2: 비디오 있기만 하면 논문 전체(+고 피인용수 논문 서브셋)에 대해, 피인용수에 유의미한 증가를 기대할 수 있는가?</text:p>
      <text:p text:style-name="P84">실험3: (있다면← 없어도 됨: 피인용수 높은 논문 대상으로 좁히면 됨)비디오/채널 메트릭과 피인용수의 회귀분석 </text:p>
      <text:p text:style-name="P84"/>
      <text:p text:style-name="P25">200618</text:p>
      <text:p text:style-name="P85">Scopus논문에 대해 유튜브 검색 키</text:p>
      <text:p text:style-name="P85">ID로서</text:p>
      <text:list xml:id="list5810265362168929114" text:style-name="L38">
        <text:list-item>
          <text:p text:style-name="P204">DOI</text:p>
        </text:list-item>
        <text:list-item>
          <text:p text:style-name="P204">doi.org/&lt;DOI&gt;의 리다이렉션 url</text:p>
        </text:list-item>
        <text:list-item>
          <text:p text:style-name="P205">제목<text:span text:style-name="T45">(Crawl 후 비디오 title/description에서 정확히 일치하는 비디오 한정)</text:span></text:p>
        </text:list-item>
        <text:list-item>
          <text:p text:style-name="P204">그 외의 각종 논문 게재 사이트</text:p>
          <text:list>
            <text:list-item>
              <text:p text:style-name="P204">구글 검색 후 </text:p>
            </text:list-item>
          </text:list>
        </text:list-item>
      </text:list>
      <text:p text:style-name="P85">넓은 의미로(관련 동영상)</text:p>
      <text:list xml:id="list4128415217744369604" text:style-name="L39">
        <text:list-item>
          <text:p text:style-name="P206"><text:s/></text:p>
        </text:list-item>
        <text:list-item>
          <text:p text:style-name="P206">키워드</text:p>
        </text:list-item>
      </text:list>
      <text:p text:style-name="P85"/>
      <text:p text:style-name="P26">200619</text:p>
      <text:p text:style-name="P86">리다이렉션 프로그래밍 완료… 개힘드노…</text:p>
      <text:p text:style-name="P86"/>
      <text:p text:style-name="P27">200620</text:p>
      <text:p text:style-name="P87">life:크롤러방지 프로그램… 시발..</text:p>
      <text:p text:style-name="P87"/>
      <text:p text:style-name="P28">200621</text:p>
      <text:p text:style-name="P88">Health 2014, Physical 2014: Redirection None제거 완료</text:p>
      <text:p text:style-name="P88">Life 2014: Redirection None 제거 중</text:p>
      <text:p text:style-name="P88"/>
      <text:p text:style-name="P29">200622 mentorochi</text:p>
      <text:list xml:id="list2186119827870716999" text:style-name="L40">
        <text:list-item>
          <text:p text:style-name="P207">Delivery style 레이블이 독자성이 높음. 어떤 객관적 방침(선행연구)으로 레이블을 정의했는가를 설명하는 것이 중요.</text:p>
        </text:list-item>
        <text:list-item>
          <text:p text:style-name="P207">레이블 관계 없이, 일단 ‘비디오 존재 ↔ 고 피인용’을 보여주면 좋음</text:p>
        </text:list-item>
      </text:list>
      <text:p text:style-name="P89"/>
      <text:list xml:id="list844149070022896312" text:style-name="L41">
        <text:list-item>
          <text:p text:style-name="P208">arxiv 피인용수 크롤러 :크롤러방지… 니미시발!!</text:p>
        </text:list-item>
        <text:list-item>
          <text:p text:style-name="P208"/>
        </text:list-item>
        <text:list-item>
          <text:p text:style-name="P208">슬라이드 번호 넣자!</text:p>
        </text:list-item>
      </text:list>
      <text:p text:style-name="P90"/>
      <text:p text:style-name="P92">반드시 묻는 것: 피인용이 높아져서 비디오 등장? 비디오 등장이 피인용수를 부름? ← 이것의 판단은?</text:p>
      <text:p text:style-name="P92">(나)비디오 공개일과 피인용 시계열 데이터</text:p>
      <text:p text:style-name="P92">(坂田)저널 영향력 높을수록 피인용수 기대치 높은건 당연. 따라서 높은 저널 선택도 중요</text:p>
      <text:p text:style-name="P92"/>
      <text:p text:style-name="P90"/>
      <text:p text:style-name="P91">磯沼：배경과 모티베이션</text:p>
      <text:p text:style-name="P91">story: 더 흥미를 부르는 배경/가설이 있으면 좋음. 아무도 안했기 때문에 하는건 좀.</text:p>
      <text:p text:style-name="P91">예) 가설:’이런’ 논문이면 <text:span text:style-name="T46">YT가 유효하지 않을까? 스텝: 가설 해결을 위한 연구 구상</text:span></text:p>
      <text:p text:style-name="P91">step의 결론과 연구 목적이 괴리</text:p>
      <text:p text:style-name="P91"/>
      <text:p text:style-name="P90"/>
      <text:p text:style-name="P91">坂田：</text:p>
      <text:p text:style-name="P91"><text:soft-page-break/>저널 선정도 중요. 좋은 저널이면 <text:span text:style-name="T47">citation 높을 것을 예상하고, 저널측에서 적극적으로 유튜브 홍보를 할 수도.</text:span></text:p>
      <text:p text:style-name="P91"><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1">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89"/>
      <text:p text:style-name="P94">Scientific report: ...broad open-access journals such as Nature Communications and Scientific Reports...</text:p>
      <text:p text:style-name="P89"/>
      <text:p text:style-name="P88">아이디어</text:p>
      <text:p text:style-name="P88">논문 데이터셋: 논문의 질을 균등화</text:p>
      <text:list xml:id="list1756096147903799739" text:style-name="L42">
        <text:list-item>
          <text:p text:style-name="P209">저널: 임팩트팩터 고 그룹, 중 그룹, 저 그룹</text:p>
        </text:list-item>
      </text:list>
      <text:p text:style-name="P93"/>
      <text:p text:style-name="P30">200623</text:p>
      <text:p text:style-name="P97">배경:유튜브 리서치 커뮤니케이션의 대두를 <text:span text:style-name="T49">2축으로 어프로치</text:span></text:p>
      <text:p text:style-name="P99">1. 비주얼 커뮤니케이션의 대두: 연구원 본인에 의한 사이언스 커뮤니케이션 활동 증가</text:p>
      <text:p text:style-name="P99">2. <text:span text:style-name="T50">YT리서치 커뮤니케이션 증가: (연구원 본인 일부 포함)사이언스 커뮤니케이션 온갖 플레이어</text:span></text:p>
      <text:p text:style-name="P95"/>
      <text:p text:style-name="P95">디펜스…</text:p>
      <text:p text:style-name="P96"><text:span text:style-name="T48">Q</text:span>. <text:span text:style-name="T47">피인용이 높아져서 비디오 등장? 비디오 등장이 피인용수를 부름? ← 이것의 판단은?</text:span></text:p>
      <text:p text:style-name="P98">A. 実際のところ、</text:p>
      <text:p text:style-name="P98">そのため、論文の質をできるだけ均質化した上で、YT動画数を稼ぐために、Scientific Reportsのようなメガジャーナルに掲載された論文を対象とすることが、一つの案として考えられます。</text:p>
      <text:p text:style-name="P93"/>
      <text:p text:style-name="P33">200625 중간발표</text:p>
      <text:p text:style-name="P109">キム発表分質疑応答</text:p>
      <text:p text:style-name="P109">1. <text:s text:c="4"/>吉田先生</text:p>
      <text:p text:style-name="P109">Ø 動画有無で論文にやる気の有無が変わるため、データセットの質に偏りがあるのではないか。</text:p>
      <text:p text:style-name="P109">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09">Ø 納得。</text:p>
      <text:p text:style-name="P109">Ø 手法(傾向スコアマッチングなど)が多くあるためいくつかトライしてみると良い。</text:p>
      <text:p text:style-name="P109">2. <text:s text:c="4"/>きみた先生</text:p>
      <text:p text:style-name="P109">Ø 効果的なリサーチコミュニケーションは被引用数のみを考えているか？他にもありそうではないか？</text:p>
      <text:p text:style-name="P109">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3"/>
      <text:p text:style-name="P31">200629</text:p>
      <text:p text:style-name="P100">일단 논문 데이터셋</text:p>
      <text:p text:style-name="P100">(균질화)+(유튜브 수 충분 확보)</text:p>
      <text:p text:style-name="P100">최상위 논문에 대해 10%</text:p>
      <text:p text:style-name="P100">전체에 대해 3%</text:p>
      <text:p text:style-name="P100">하위엔 아마 1%이하</text:p>
      <text:p text:style-name="P100"/>
      <text:p text:style-name="P101"><text:soft-page-break/>Sci rep, Nature.: scopus 상에서 multidisciplinary로 일괄 분류</text:p>
      <text:p text:style-name="P50">Springer API로 논문 레벨 분류 취득 가능</text:p>
      <text:p text:style-name="P103">저널 레벨 분류였음… ㅅㅂ…</text:p>
      <text:p text:style-name="P102">http://api.springernature.com/meta/v2/json?q=doi:<text:span text:style-name="T1">&lt;DOI&gt;</text:span>&amp;api_key=<text:span text:style-name="T1">&lt;APIKEY&gt;</text:span></text:p>
      <text:p text:style-name="P100"/>
      <text:p text:style-name="P100"/>
      <text:p text:style-name="P32">200702 <text:span text:style-name="T51">mentorochi</text:span></text:p>
      <text:p text:style-name="P104">데이터셋도 중요하지만 결국 비디오의 효과에 대한 가설이 필요.</text:p>
      <text:p text:style-name="P104">가설이 아직 없다.</text:p>
      <text:p text:style-name="P105">비디오 있는 논문에 대해 효과를 먼저 검증하자.</text:p>
      <text:p text:style-name="P105">비디오 없는 논문은 일단 제쳐두고. </text:p>
      <text:p text:style-name="P100"/>
      <text:p text:style-name="P106"><text:span text:style-name="T52">WoS: </text:span>Xpath, xml</text:p>
      <text:p text:style-name="P106">abstract, keyword→ 논문 레벨 분야 분류? : 오오치상</text:p>
      <text:p text:style-name="P107">일단 저널 레벨 분야 분류로 실험 ㄱㄱ</text:p>
      <text:p text:style-name="P107"/>
      <text:p text:style-name="P108">Source list</text:p>
      <text:list xml:id="list7336236565087118870" text:style-name="L43">
        <text:list-item>
          <text:p text:style-name="P210">Life science: Environmental + Earth and Planetary + Agricultural and Biological</text:p>
        </text:list-item>
      </text:list>
      <text:p text:style-name="P108"/>
      <table:table table:name="표1" table:style-name="표1">
        <table:table-column table:style-name="표1.A" table:number-columns-repeated="3"/>
        <table:table-row>
          <table:table-cell table:style-name="표1.A1" office:value-type="string">
            <text:p text:style-name="P113">테마</text:p>
          </table:table-cell>
          <table:table-cell table:style-name="표1.A1" office:value-type="string">
            <text:p text:style-name="P113">Scopus subject area</text:p>
          </table:table-cell>
          <table:table-cell table:style-name="표1.C1" office:value-type="string">
            <text:p text:style-name="Table_20_Contents">파일</text:p>
          </table:table-cell>
        </table:table-row>
        <table:table-row>
          <table:table-cell table:style-name="표1.A2" office:value-type="string">
            <text:p text:style-name="P113">Life Science</text:p>
          </table:table-cell>
          <table:table-cell table:style-name="표1.A2" office:value-type="string">
            <text:p text:style-name="P108">Environmental + Earth and Planetary + Agricultural and Biological</text:p>
          </table:table-cell>
          <table:table-cell table:style-name="표1.C2" office:value-type="string">
            <text:p text:style-name="P113">source-results-life_science-citescore-2013</text:p>
          </table:table-cell>
        </table:table-row>
      </table:table>
      <text:p text:style-name="P108"/>
      <text:p text:style-name="P34">200706 labmtg</text:p>
      <text:p text:style-name="P111">회피시전!</text:p>
      <text:p text:style-name="P110"/>
      <text:p text:style-name="P212">200709 mentorochi</text:p>
      <text:p text:style-name="P211">유명 사이언스 커뮤니케이터가 언급한 논문의 피인용수/AAS가 급 증가한 케이스를 찾아내보면 어떤가?</text:p>
      <text:p text:style-name="P211"/>
      <text:p text:style-name="P211">석사 템플릿은 자유. Overleaf 템플릿이 쓰기 쉬울 듯</text:p>
      <text:p text:style-name="P211">노르마 없음. 50페이지면 충분</text:p>
      <text:p text:style-name="P211">영어 가능.</text:p>
      <text:p text:style-name="P211"/>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09T11:55:40.414211400</dc:date>
    <meta:editing-duration>P2DT1H22M</meta:editing-duration>
    <meta:editing-cycles>120</meta:editing-cycles>
    <meta:generator>LibreOffice/5.1.6.2$Linux_X86_64 LibreOffice_project/10m0$Build-2</meta:generator>
    <meta:document-statistic meta:table-count="1" meta:image-count="0" meta:object-count="0" meta:page-count="14" meta:paragraph-count="513" meta:word-count="8079" meta:character-count="14537" meta:non-whitespace-character-count="12406"/>
  </office:meta>
</office:document-meta>
</file>